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8125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6903in" fo:margin-left="-0.075in" fo:margin-top="0in" fo:margin-bottom="0in" table:align="left" style:writing-mode="lr-tb"/>
    </style:style>
    <style:style style:name="Table2.A" style:family="table-column">
      <style:table-column-properties style:column-width="1.7431in"/>
    </style:style>
    <style:style style:name="Table2.B" style:family="table-column">
      <style:table-column-properties style:column-width="1.2021in"/>
    </style:style>
    <style:style style:name="Table2.C" style:family="table-column">
      <style:table-column-properties style:column-width="0.7451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13"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975in" fo:margin-left="-0.075in" fo:margin-top="0in" fo:margin-bottom="0in" table:align="left" style:writing-mode="lr-tb"/>
    </style:style>
    <style:style style:name="Table3.A" style:family="table-column">
      <style:table-column-properties style:column-width="0.566in"/>
    </style:style>
    <style:style style:name="Table3.B" style:family="table-column">
      <style:table-column-properties style:column-width="3.408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list-style-name="">
      <style:paragraph-properties fo:margin-left="0in" fo:margin-right="0in" fo:text-indent="0in" style:auto-text-indent="false"/>
    </style:style>
    <style:style style:name="P2" style:family="paragraph" style:parent-style-name="Heading_20_5" style:list-style-name="">
      <style:paragraph-properties fo:margin-left="0in" fo:margin-right="0in" fo:text-indent="0in" style:auto-text-indent="false">
        <style:tab-stops/>
      </style:paragraph-propertie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5" style:family="paragraph" style:parent-style-name="Heading_20_1" style:list-style-name="">
      <style:paragraph-properties fo:margin-left="0in" fo:margin-right="0in" fo:text-indent="0in" style:auto-text-indent="false"/>
      <style:text-properties style:font-name="Times New Roman"/>
    </style:style>
    <style:style style:name="P6" style:family="paragraph" style:parent-style-name="Heading_20_1" style:list-style-name="">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text-indent="0in" style:auto-text-indent="false"/>
      <style:text-properties style:font-name="Times New Roman" fo:font-size="12pt" style:font-size-asian="12pt"/>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start"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text-align="end" style:justify-single-word="false" fo:text-indent="0in" style:auto-text-indent="false"/>
    </style:style>
    <style:style style:name="P15" style:family="paragraph" style:parent-style-name="Standard">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his material is Open Game Content, and is licensed for public use under the terms of the Open Game License v1.0a.</text:span></text:p>
      <text:h text:style-name="P1" text:outline-level="2"><text:span text:style-name="T1">PSIONIC POWERS (G-P)</text:span></text:h>
      <text:h text:style-name="P5" text:outline-level="1"/>
      <text:h text:style-name="P6" text:outline-level="1"><text:span text:style-name="T1">Genesis</text:span></text:h>
      <text:p text:style-name="P7"><text:span text:style-name="T1">Metacreativity (Creation)</text:span></text:p>
      <text:p text:style-name="P7"><text:span text:style-name="T2">Level:</text:span><text:span text:style-name="T1"> Shaper 9</text:span></text:p>
      <text:p text:style-name="P7"><text:span text:style-name="T2">Display:</text:span><text:span text:style-name="T1"> Material</text:span></text:p>
      <text:p text:style-name="P7"><text:span text:style-name="T2">Manifesting Time:</text:span><text:span text:style-name="T1"> One week (8 hours/day)</text:span></text:p>
      <text:p text:style-name="P7"><text:span text:style-name="T2">Range:</text:span><text:span text:style-name="T1"> 180 ft.; see text</text:span></text:p>
      <text:p text:style-name="P7"><text:span text:style-name="T2">Effect:</text:span><text:span text:style-name="T1"> A demiplane coterminous with the Astral Plane, centered on your location</text:span></text:p>
      <text:p text:style-name="P7"><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17, XP</text:span></text:p>
      <text:p text:style-name="P7"><text:span text:style-name="T1">You create a finite plane with limited access: a demiplane. Demiplanes created by this power are very small, very minor planes. This power works best when manifested while you are on the Astral Plane. Manifestation of this power creates a local density fluctuation that precipitates the creation of a demiplane. At first, the fledgling plane grows in radius at a rate of 1 foot per day to an initial maximum radius of 180 feet as it rapidly draws substance from the surrounding astral ectoplasm. Once the new demiplane reaches its maximum size, it doesn’t really stop growing, but its growth rate decreases to only 1 foot per week (approximately a 50-foot increase in radius per year). Once your demiplane is created, you can travel to it using </text:span><text:span text:style-name="T3">astral caravan</text:span><text:span text:style-name="T1">, </text:span><text:span text:style-name="T3">plane shift</text:span><text:span text:style-name="T1">, or some other power or permanent link that you arrange for separately.</text:span></text:p>
      <text:p text:style-name="P7"><text:span text:style-name="T1">You determine the environment within the demiplane when you manifest </text:span><text:span text:style-name="T3">genesis, </text:span><text:span text:style-name="T1">reflecting most any desire you can visualize. You determine factors such as atmosphere, water, temperature, and the general shape of the terrain. This power cannot create life (including vegetation), nor can it create construction (such as buildings, roads, wells, dungeons, and so forth). You must add these details in some other fashion if you desire. You can’t create lingering psionic effects with this power; you have to add those separately, if desired. Similarly, you can’t create a demiplane out of esoteric material, such as silver or uranium; you’re limited to stone and dirt. You can’t manipulate the time trait on your demiplane; its time trait is as the Material Plane. Once your demiplane reaches 180 feet in radius, you can manifest this power again to gradually add another 180 feet of radius to it, and so on.</text:span></text:p>
      <text:p text:style-name="P7"><text:span text:style-name="T1">Antigenesis: If </text:span><text:span text:style-name="T3">genesis </text:span><text:span text:style-name="T1">is manifested on the Material Plane, the power takes effect and the demiplane begins to grow at the rate noted above, but it gets no larger than a radius of 1 foot per level. The energies of the new plane are exactly canceled by the energies of the original plane, creating a dead spot like a limited cancer on the original plane. The expanding boundary of the dead spot wipes away all construction, crumbles natural land forms, and evaporates water, leaving behind a uniformly level area of inert dust. Living creatures that pass the boundary of the growing dead spot are not directly affected, but plants can find no sustenance in the dust of the dead spot, water-breathing creatures die quickly when water turns to dust, and mobile animals know enough to leave the area alone. Once the wave of change passes, no special essence remains in the dead spot, and it may be colonized naturally over the course of several years by bacteria, plants, and animals.</text:span></text:p>
      <text:p text:style-name="P7"><text:span text:style-name="T3">XP Cost: </text:span><text:span text:style-name="T1">1,000 XP.</text:span></text:p>
      <text:p text:style-name="P9"/>
      <text:h text:style-name="P6" text:outline-level="1"><text:span text:style-name="T1">Graft Weapon</text:span></text:h>
      <text:p text:style-name="P7"><text:span text:style-name="T1">Psychometabolism</text:span></text:p>
      <text:p text:style-name="P7"><text:span text:style-name="T2">Level:</text:span><text:span text:style-name="T1"> Psychic warrior 3</text:span></text:p>
      <text:p text:style-name="P7"><text:span text:style-name="T2">Display:</text:span><text:span text:style-name="T1"> Olfactory</text:span></text:p>
      <text:p text:style-name="P7"><text:soft-page-break/><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24 hours (D)</text:span></text:p>
      <text:p text:style-name="P7"><text:span text:style-name="T2">Power Points:</text:span><text:span text:style-name="T1"> 5</text:span></text:p>
      <text:p text:style-name="P7"><text:span text:style-name="T1">You attach any melee weapon you can use in one hand—mundane, psionic, or magical—onto the end of one of your arms. The weapon becomes a natural extension of your arm, and that hand blends seamlessly into the shaft, hilt, or head of the weapon. Now that the weapon and you are one, you gain a +1 competence bonus on all attack and damage rolls while using the weapon.</text:span></text:p>
      <text:p text:style-name="P7"><text:span text:style-name="T1">The grafted weapon is considered both a standard weapon and a natural weapon for the purpose of effects that distinguish between either weapon type. For instance, the grafted weapon is treated as a natural weapon for the purpose of delivering a touch attack with a power in conjunction with the weapon attack. As with any power (or spell) melee touch attack made in conjunction with a natural weapon attack, the touch attack effect is not delivered unless the natural weapon strikes normally; on a failed attack, the touch power (or spell) is wasted.</text:span></text:p>
      <text:p text:style-name="P7"><text:span text:style-name="T1">For a psychic warrior under the effect of the </text:span><text:span text:style-name="T3">claws of the beast </text:span><text:span text:style-name="T1">power, grafting a weapon means that attacks with this hand deal the base damage of the weapon, instead of the claw upon which a psychic warrior normally relies.</text:span></text:p>
      <text:p text:style-name="P7"><text:span text:style-name="T1">While your hand is grafted to a weapon, you lose the use of that hand and take a –2 penalty on all skill checks requiring the use of hands. Powers that temporarily polymorph or metamorph you can ignore the grafted weapon or alter it normally, at your discretion. If the weapon takes damage, you take damage as well. If you are healed, so is your grafted weapon. If your weapon is destroyed, you permanently lose 2 points of Constitution; the ability drain persists until you can restore your natural anatomy (by means of </text:span><text:span text:style-name="T3">regenerate </text:span><text:span text:style-name="T1">or a similar effect).</text:span></text:p>
      <text:p text:style-name="P7"><text:span text:style-name="T1">When this power’s duration expires, the grafted weapon falls to the ground and your hand returns.</text:span></text:p>
      <text:p text:style-name="P9"/>
      <text:h text:style-name="P6" text:outline-level="1"><text:span text:style-name="T1">Grease, Psionic</text:span></text:h>
      <text:p text:style-name="P7"><text:span text:style-name="T1">Metacreativity (Creation)</text:span></text:p>
      <text:p text:style-name="P7"><text:span text:style-name="T2">Level:</text:span><text:span text:style-name="T1"> Psion/wilder 1</text:span></text:p>
      <text:p text:style-name="P7"><text:span text:style-name="T2">Display:</text:span><text:span text:style-name="T1"> Visual and olfactory</text:span></text:p>
      <text:p text:style-name="P7"><text:span text:style-name="T2">Manifesting Time:</text:span><text:span text:style-name="T1"> 1 standard action</text:span></text:p>
      <text:p text:style-name="P7"><text:span text:style-name="T2">Range:</text:span><text:span text:style-name="T1"> Close (25 ft. + 5 ft./2 levels) </text:span></text:p>
      <text:p text:style-name="P7"><text:span text:style-name="T2">Target or Area:</text:span><text:span text:style-name="T1"> One object or a 10-ft. square</text:span></text:p>
      <text:p text:style-name="P7"><text:span text:style-name="T2">Duration:</text:span><text:span text:style-name="T1"> 1 round/level (D)</text:span></text:p>
      <text:p text:style-name="P7"><text:span text:style-name="T2">Saving Throw:</text:span><text:span text:style-name="T1"> See spell text</text:span></text:p>
      <text:p text:style-name="P7"><text:span text:style-name="T2">Power Resistance:</text:span><text:span text:style-name="T1"> No</text:span></text:p>
      <text:p text:style-name="P7"><text:span text:style-name="T2">Power Points:</text:span><text:span text:style-name="T1"> 1</text:span></text:p>
      <text:p text:style-name="P7"><text:span text:style-name="T1">As the </text:span><text:span text:style-name="T3">grease </text:span><text:span text:style-name="T1">spell, except as noted here.</text:span></text:p>
      <text:p text:style-name="P7"><text:span text:style-name="T1">Sometimes this power is referred to as </text:span><text:span text:style-name="T3">ectoplasmic sheen.</text:span></text:p>
      <text:p text:style-name="P8"><text:soft-page-break/></text:p>
      <text:h text:style-name="P6" text:outline-level="1"><text:span text:style-name="T1">Grip of Iron</text:span></text:h>
      <text:p text:style-name="P7"><text:span text:style-name="T1">Psychometabolism</text:span></text:p>
      <text:p text:style-name="P7"><text:span text:style-name="T2">Level:</text:span><text:span text:style-name="T1"> Psychic warrior 1</text:span></text:p>
      <text:p text:style-name="P7"><text:span text:style-name="T2">Display:</text:span><text:span text:style-name="T1"> Visual</text:span></text:p>
      <text:p text:style-name="P7"><text:span text:style-name="T2">Manifesting Time:</text:span><text:span text:style-name="T1"> 1 immediate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level</text:span></text:p>
      <text:p text:style-name="P7"><text:span text:style-name="T2">Power Points:</text:span><text:span text:style-name="T1"> 1</text:span></text:p>
      <text:p text:style-name="P7"><text:span text:style-name="T1">You can improve your chances in a grapple as an immediate action, gaining a +4 enhancement bonus on your grapple checks.</text:span></text:p>
      <text:p text:style-name="P7"><text:span text:style-name="T1">You can manifest this power with an instant thought, quickly enough to gain the benefit of the power in the current round. Manifesting this power is an immediate action, like manifesting a quickened power, and it counts toward the normal limit of one quickened power per round. You can manifest this power when it isn’t your turn (if you are grappled).</text:span></text:p>
      <text:p text:style-name="P7"><text:span text:style-name="T2">Augment:</text:span><text:span text:style-name="T1"> For every 4 additional power points you spend, the enhancement bonus on your grapple checks increases by 2.</text:span></text:p>
      <text:p text:style-name="P8"/>
      <text:h text:style-name="P6" text:outline-level="1"><text:span text:style-name="T1">Hail of Crystals</text:span></text:h>
      <text:p text:style-name="P7"><text:span text:style-name="T1">Metacreativity (Creation)</text:span></text:p>
      <text:p text:style-name="P7"><text:span text:style-name="T2">Level:</text:span><text:span text:style-name="T1"> Shaper 5</text:span></text:p>
      <text:p text:style-name="P7"><text:span text:style-name="T2">Display:</text:span><text:span text:style-name="T1"> Auditory and visual</text:span></text:p>
      <text:p text:style-name="P7"><text:span text:style-name="T2">Manifesting Time:</text:span><text:span text:style-name="T1"> 1 standard action</text:span></text:p>
      <text:p text:style-name="P7"><text:span text:style-name="T2">Range:</text:span><text:span text:style-name="T1"> Medium (100 ft. + 10 ft./ level)</text:span></text:p>
      <text:p text:style-name="P7"><text:span text:style-name="T2">Area:</text:span><text:span text:style-name="T1"> 20-ft.-radius burst</text:span></text:p>
      <text:p text:style-name="P7"><text:span text:style-name="T2">Duration:</text:span><text:span text:style-name="T1"> Instantaneous</text:span></text:p>
      <text:p text:style-name="P7"><text:span text:style-name="T2">Saving Throw:</text:span><text:span text:style-name="T1"> Reflex half</text:span></text:p>
      <text:p text:style-name="P7"><text:span text:style-name="T2">Power Resistance:</text:span><text:span text:style-name="T1"> No</text:span></text:p>
      <text:p text:style-name="P7"><text:soft-page-break/><text:span text:style-name="T2">Power Points:</text:span><text:span text:style-name="T1"> 9</text:span></text:p>
      <text:p text:style-name="P7"><text:span text:style-name="T1">A tiny ectoplasmic crystal emanates from your outstretched hand and rapidly expands to a 2-foot-diameter ball of crystal as it speeds toward the location you designate. You can choose to aim this crystal at a single target or at a specific point in space (a grid intersection).</text:span></text:p>
      <text:p text:style-name="P7"><text:span text:style-name="T1">If you aim the crystal at a single target, you must make a ranged touch attack to strike the target. Any creature or object struck by the ball of crystal takes 5d4 points of bludgeoning damage.</text:span></text:p>
      <text:p text:style-name="P7"><text:span text:style-name="T1">Whether the crystal hits its target, misses, or was aimed at a point in space, it explodes upon arrival at the location you designated. Anyone within 20 feet of the explosion takes 9d4 points of slashing damage from the thousands of crystal shards that spray forth.</text:span></text:p>
      <text:p text:style-name="P7"><text:span text:style-name="T2">Augment:</text:span><text:span text:style-name="T1"> For every additional power point you spend, this power’s damage from the explosion of the crystal increases by 1d4 points.</text:span></text:p>
      <text:p text:style-name="P8"/>
      <text:h text:style-name="P6" text:outline-level="1"><text:span text:style-name="T1">Hammer</text:span></text:h>
      <text:p text:style-name="P7"><text:span text:style-name="T1">Psychometabolism</text:span></text:p>
      <text:p text:style-name="P7"><text:span text:style-name="T2">Level:</text:span><text:span text:style-name="T1"> Psion/wilder 1, psychic warrior 1</text:span></text:p>
      <text:p text:style-name="P7"><text:span text:style-name="T2">Display:</text:span><text:span text:style-name="T1"> Auditory and materi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text:span></text:p>
      <text:p text:style-name="P7"><text:span text:style-name="T2">Power Points:</text:span><text:span text:style-name="T1"> 1</text:span></text:p>
      <text:p text:style-name="P7"><text:span text:style-name="T1">This power charges your touch with the force of a sledgehammer. A successful melee touch attack deals 1d8 points of bludgeoning damage. This damage is not increased or decreased by your Strength modifier.</text:span></text:p>
      <text:p text:style-name="P7"><text:span text:style-name="T2">Augment:</text:span><text:span text:style-name="T1"> For every additional power point you spend, this power’s duration increases by 1 round.</text:span></text:p>
      <text:p text:style-name="P8"/>
      <text:h text:style-name="P6" text:outline-level="1"><text:span text:style-name="T1">Hustle</text:span></text:h>
      <text:p text:style-name="P7"><text:span text:style-name="T1">Psychometabolism</text:span></text:p>
      <text:p text:style-name="P7"><text:span text:style-name="T2">Level:</text:span><text:span text:style-name="T1"> Egoist 3, psychic warrior 2</text:span></text:p>
      <text:p text:style-name="P7"><text:span text:style-name="T2">Display:</text:span><text:span text:style-name="T1"> Auditory</text:span></text:p>
      <text:p text:style-name="P7"><text:span text:style-name="T2">Manifesting Time:</text:span><text:span text:style-name="T1"> 1 swift action</text:span></text:p>
      <text:p text:style-name="P7"><text:span text:style-name="T2">Range:</text:span><text:span text:style-name="T1"> Personal</text:span></text:p>
      <text:p text:style-name="P7"><text:soft-page-break/><text:span text:style-name="T2">Target:</text:span><text:span text:style-name="T1"> You</text:span></text:p>
      <text:p text:style-name="P7"><text:span text:style-name="T2">Effect:</text:span><text:span text:style-name="T1"> 1 extra move action</text:span></text:p>
      <text:p text:style-name="P7"><text:span text:style-name="T2">Power Points:</text:span><text:span text:style-name="T1"> Egoist 5, psychic warrior 3</text:span></text:p>
      <text:p text:style-name="P7"><text:span text:style-name="T1">You gain an additional move action in the current round. Taking a full round’s worth of attacks and then using this power to move away from your foe does provoke attacks of opportunity.</text:span></text:p>
      <text:p text:style-name="P7"><text:span text:style-name="T1">You can manifest this power with an instant thought, quickly enough to gain the benefit of the power before you move. Manifesting the power is a swift action, like manifesting a quickened power, and it counts toward the normal limit of one quickened power per round. You cannot manifest this power when it isn’t your turn.</text:span></text:p>
      <text:p text:style-name="P8"/>
      <text:h text:style-name="P6" text:outline-level="1"><text:span text:style-name="T1">Hypercognition</text:span></text:h>
      <text:p text:style-name="P7"><text:span text:style-name="T1">Clairsentience</text:span></text:p>
      <text:p text:style-name="P7"><text:span text:style-name="T2">Level:</text:span><text:span text:style-name="T1"> Seer 8</text:span></text:p>
      <text:p text:style-name="P7"><text:span text:style-name="T2">Display:</text:span><text:span text:style-name="T1"> Mental</text:span></text:p>
      <text:p text:style-name="P7"><text:span text:style-name="T2">Manifesting Time:</text:span><text:span text:style-name="T1"> 1 standard action or 1 immediate action; see text</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Instantaneous</text:span></text:p>
      <text:p text:style-name="P7"><text:span text:style-name="T2">Power Points:</text:span><text:span text:style-name="T1"> 15</text:span></text:p>
      <text:p text:style-name="P7"><text:span text:style-name="T1">You make lightning-fast deductions based on only the slightest clue, pattern, or scrap of memory resident in your mind. You can make reasonable statements about a person, place, or object, seemingly from very little knowledge. However, your knowledge is in fact the result of a rigorously logical process that you force your mind to undertake, digging up and correlating every possible piece of knowledge bearing on the topic (possibly even extracting echoes of knowledge from the Astral Plane).</text:span></text:p>
      <text:p text:style-name="P7"><text:span text:style-name="T1">The nature of the knowledge you gain concerning the subject of your analysis might include the answer to a riddle, the way out of a maze, stray bits of information about a person, legends about a place or an object, or even a conclusion concerning a dilemma that your conscious mind is unable to arrive at.</text:span></text:p>
      <text:p text:style-name="P7"><text:span text:style-name="T1">An Intelligence check may be required to obtain the desired information. If so, you can manifest </text:span><text:span text:style-name="T3">hypercognition </text:span><text:span text:style-name="T1">as an immediate action prior to making the check and receive a +20 bonus for doing so.</text:span></text:p>
      <text:p text:style-name="P8"/>
      <text:h text:style-name="P6" text:outline-level="1"><text:span text:style-name="T1">Id Insinuation</text:span></text:h>
      <text:p text:style-name="P7"><text:span text:style-name="T1">Telepathy (Compulsion) [Mind-</text:span></text:p>
      <text:p text:style-name="P7"><text:span text:style-name="T1">Affecting]</text:span></text:p>
      <text:p text:style-name="P7"><text:span text:style-name="T2">Level:</text:span><text:span text:style-name="T1"> Psion/wilder 2</text:span></text:p>
      <text:p text:style-name="P7"><text:span text:style-name="T2">Display:</text:span><text:span text:style-name="T1"> Auditory</text:span></text:p>
      <text:p text:style-name="P7"><text:soft-page-break/><text:span text:style-name="T2">Manifesting Time:</text:span><text:span text:style-name="T1"> 1 standard action</text:span></text:p>
      <text:p text:style-name="P7"><text:span text:style-name="T2">Range:</text:span><text:span text:style-name="T1"> Close (25 ft. +5 ft./2 levels)</text:span></text:p>
      <text:p text:style-name="P7"><text:span text:style-name="T2">Target:</text:span><text:span text:style-name="T1"> One creature</text:span></text:p>
      <text:p text:style-name="P7"><text:span text:style-name="T2">Duration:</text:span><text:span text:style-name="T1"> Concentration + 1 round</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3</text:span></text:p>
      <text:p text:style-name="P7"><text:span text:style-name="T1">As the </text:span><text:span text:style-name="T3">confusion </text:span><text:span text:style-name="T1">spell, except as noted here.</text:span></text:p>
      <text:p text:style-name="P7"><text:span text:style-name="T1">Swift tendrils of thought disrupt the unconscious mind of any one creature, sapping its might. As long as the manifester remains concentrating fully on this power, the subject is </text:span><text:span text:style-name="T3">confused</text:span><text:span text:style-name="T1">, making it unable to independently determine it will do. Roll on the following table at the beginning of each of the subject’s turns to see what the subject does in that round.</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2">d%</text:span></text:p>
          </table:table-cell>
          <table:table-cell table:style-name="Table1.A1" office:value-type="string">
            <text:p text:style-name="P10"><text:span text:style-name="T2">Behavior</text:span></text:p>
          </table:table-cell>
        </table:table-row>
        <table:table-row table:style-name="Table1.1">
          <table:table-cell table:style-name="Table1.A2" office:value-type="string">
            <text:p text:style-name="P10"><text:span text:style-name="T1">01–10</text:span></text:p>
          </table:table-cell>
          <table:table-cell table:style-name="Table1.A2" office:value-type="string">
            <text:p text:style-name="P10"><text:span text:style-name="T1">Attack manifester with melee or ranged weapons (or move toward manifester if attack is not possible).</text:span></text:p>
          </table:table-cell>
        </table:table-row>
        <table:table-row table:style-name="Table1.1">
          <table:table-cell table:style-name="Table1.A2" office:value-type="string">
            <text:p text:style-name="P7"><text:span text:style-name="T1">11–20</text:span></text:p>
          </table:table-cell>
          <table:table-cell table:style-name="Table1.A2" office:value-type="string">
            <text:p text:style-name="P7"><text:span text:style-name="T1">Act normally.</text:span></text:p>
          </table:table-cell>
        </table:table-row>
        <table:table-row table:style-name="Table1.1">
          <table:table-cell table:style-name="Table1.A2" office:value-type="string">
            <text:p text:style-name="P7"><text:span text:style-name="T1">21–50</text:span></text:p>
          </table:table-cell>
          <table:table-cell table:style-name="Table1.A2" office:value-type="string">
            <text:p text:style-name="P7"><text:span text:style-name="T1">Do nothing but babble incoherently.</text:span></text:p>
          </table:table-cell>
        </table:table-row>
        <table:table-row table:style-name="Table1.1">
          <table:table-cell table:style-name="Table1.A2" office:value-type="string">
            <text:p text:style-name="P7"><text:span text:style-name="T1">51–70</text:span></text:p>
          </table:table-cell>
          <table:table-cell table:style-name="Table1.A2" office:value-type="string">
            <text:p text:style-name="P7"><text:span text:style-name="T1">Flee from manifester at top possible speed.</text:span></text:p>
          </table:table-cell>
        </table:table-row>
        <table:table-row table:style-name="Table1.1">
          <table:table-cell table:style-name="Table1.A6" office:value-type="string">
            <text:p text:style-name="P10"><text:span text:style-name="T1">71–100</text:span></text:p>
          </table:table-cell>
          <table:table-cell table:style-name="Table1.A6" office:value-type="string">
            <text:p text:style-name="P10"><text:span text:style-name="T1">Attack nearest creature (for this purpose, a psicrystal counts as part of the subject’s self).</text:span></text:p>
          </table:table-cell>
        </table:table-row>
      </table:table>
      <text:p text:style-name="P7"><text:span text:style-name="T2">Augment:</text:span><text:span text:style-name="T1"> For every 2 additional power points you spend, this power’s save DC increases by 1, and the power can affect an additional target. Any additional target cannot be more than 15 feet from another target of the power.</text:span></text:p>
      <text:p text:style-name="P8"/>
      <text:h text:style-name="P6" text:outline-level="1"><text:span text:style-name="T1">Identify, Psionic</text:span></text:h>
      <text:p text:style-name="P7"><text:span text:style-name="T1">Clairsentience</text:span></text:p>
      <text:p text:style-name="P7"><text:span text:style-name="T2">Level:</text:span><text:span text:style-name="T1"> Psion/wilder 2</text:span></text:p>
      <text:p text:style-name="P7"><text:span text:style-name="T2">Display:</text:span><text:span text:style-name="T1"> Material and mental</text:span></text:p>
      <text:p text:style-name="P7"><text:span text:style-name="T2">Manifesting Time:</text:span><text:span text:style-name="T1"> One day</text:span></text:p>
      <text:p text:style-name="P7"><text:span text:style-name="T2">Range:</text:span><text:span text:style-name="T1"> Touch</text:span></text:p>
      <text:p text:style-name="P7"><text:span text:style-name="T2">Target:</text:span><text:span text:style-name="T1"> One touched object</text:span></text:p>
      <text:p text:style-name="P7"><text:soft-page-break/><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3</text:span></text:p>
      <text:p text:style-name="P7"><text:span text:style-name="T1">As the </text:span><text:span text:style-name="T3">identify </text:span><text:span text:style-name="T1">spell, except as noted here. </text:span></text:p>
      <text:p text:style-name="P7"><text:span text:style-name="T1">This power is used to identify the abilities of psionic items.</text:span></text:p>
      <text:p text:style-name="P8"/>
      <text:h text:style-name="P6" text:outline-level="1"><text:span text:style-name="T1">Immovability</text:span></text:h>
      <text:p text:style-name="P7"><text:span text:style-name="T1">Psychometabolism</text:span></text:p>
      <text:p text:style-name="P7"><text:span text:style-name="T2">Level:</text:span><text:span text:style-name="T1"> Psychic warrior 4</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Concentration</text:span></text:p>
      <text:p text:style-name="P7"><text:span text:style-name="T2">Power Points:</text:span><text:span text:style-name="T1"> 7</text:span></text:p>
      <text:p text:style-name="P7"><text:span text:style-name="T1">You are almost impossible to move. Your weight does not vary; instead, you mentally attach yourself to the underlying fabric of the plane. Thus, you could conceivably anchor yourself in midair. Any creature attempting to physically move you must succeed on an opposed Strength check, and you gain a +20 bonus on the check. You can’t voluntarily move to a new location unless you stop concentrating, which ends the power.</text:span></text:p>
      <text:p text:style-name="P7"><text:span text:style-name="T1">You cannot apply your Dexterity bonus to Armor Class; however, your anchored body gains damage reduction 15/–.</text:span></text:p>
      <text:p text:style-name="P7"><text:span text:style-name="T1">You cannot make physical attacks or perform any other large-scale movements (you can make smallscale movements, such as breathing, turning your head, moving your eyes, talking, and so on). Powers with the teleportation descriptor, or any telekinetic effect, manifested on you automatically fail.</text:span></text:p>
      <text:p text:style-name="P7"><text:span text:style-name="T2">Augment:</text:span><text:span text:style-name="T1"> If you spend 8 additional power points, you can manifest this power as an immediate action.</text:span></text:p>
      <text:p text:style-name="P8"/>
      <text:h text:style-name="P6" text:outline-level="1"><text:span text:style-name="T1">Incarnate</text:span></text:h>
      <text:p text:style-name="P7"><text:span text:style-name="T1">Metacreativity</text:span></text:p>
      <text:p text:style-name="P7"><text:span text:style-name="T2">Level:</text:span><text:span text:style-name="T1"> Psion/wilder 5</text:span></text:p>
      <text:p text:style-name="P7"><text:soft-page-break/><text:span text:style-name="T2">Display:</text:span><text:span text:style-name="T1"> Material</text:span></text:p>
      <text:p text:style-name="P7"><text:span text:style-name="T2">Manifesting Time:</text:span><text:span text:style-name="T1"> 2 rounds</text:span></text:p>
      <text:p text:style-name="P7"><text:span text:style-name="T2">Range:</text:span><text:span text:style-name="T1"> See text</text:span></text:p>
      <text:p text:style-name="P7"><text:span text:style-name="T2">Target, Effect, or Area:</text:span><text:span text:style-name="T1"> See text</text:span></text:p>
      <text:p text:style-name="P7"><text:span text:style-name="T2">Duration:</text:span><text:span text:style-name="T1"> Permanent; see text</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9, XP</text:span></text:p>
      <text:p text:style-name="P7"><text:span text:style-name="T1">This power makes certain other powers permanent. Depending on the power to be affected, you must be of a minimum manifester level and must expend a number of XP.</text:span></text:p>
      <text:p text:style-name="P7"><text:span text:style-name="T1">You can make the following powers permanent only in regard to yourself.</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text:span text:style-name="T1">Power</text:span></text:p>
          </table:table-cell>
          <table:table-cell table:style-name="Table2.A1" office:value-type="string">
            <text:h text:style-name="P4" text:outline-level="3"><text:span text:style-name="T1">Minimum Manifester Level</text:span></text:h>
          </table:table-cell>
          <table:table-cell table:style-name="Table2.A1" office:value-type="string">
            <text:h text:style-name="P2" text:outline-level="5"><text:span text:style-name="T1">XP Cost</text:span></text:h>
          </table:table-cell>
        </table:table-row>
        <table:table-row table:style-name="Table2.1">
          <table:table-cell table:style-name="Table2.A2" office:value-type="string">
            <text:p text:style-name="P10"><text:span text:style-name="T3">Aura sight</text:span></text:p>
          </table:table-cell>
          <table:table-cell table:style-name="Table2.A2" office:value-type="string">
            <text:p text:style-name="P13"><text:span text:style-name="T1">15th</text:span></text:p>
          </table:table-cell>
          <table:table-cell table:style-name="Table2.A2" office:value-type="string">
            <text:p text:style-name="P15"><text:span text:style-name="T1">2,000 XP</text:span></text:p>
          </table:table-cell>
        </table:table-row>
        <table:table-row table:style-name="Table2.1">
          <table:table-cell table:style-name="Table2.A2" office:value-type="string">
            <text:p text:style-name="P7"><text:span text:style-name="T3">Conceal thoughts</text:span></text:p>
          </table:table-cell>
          <table:table-cell table:style-name="Table2.A2" office:value-type="string">
            <text:p text:style-name="P12"><text:span text:style-name="T1">9th</text:span></text:p>
          </table:table-cell>
          <table:table-cell table:style-name="Table2.A2" office:value-type="string">
            <text:p text:style-name="P14"><text:span text:style-name="T1">500 XP</text:span></text:p>
          </table:table-cell>
        </table:table-row>
        <table:table-row table:style-name="Table2.1">
          <table:table-cell table:style-name="Table2.A2" office:value-type="string">
            <text:p text:style-name="P7"><text:span text:style-name="T3">Danger sense</text:span></text:p>
          </table:table-cell>
          <table:table-cell table:style-name="Table2.A2" office:value-type="string">
            <text:p text:style-name="P12"><text:span text:style-name="T1">13th</text:span></text:p>
          </table:table-cell>
          <table:table-cell table:style-name="Table2.A2" office:value-type="string">
            <text:p text:style-name="P14"><text:span text:style-name="T1">1,500 XP</text:span></text:p>
          </table:table-cell>
        </table:table-row>
        <table:table-row table:style-name="Table2.1">
          <table:table-cell table:style-name="Table2.A2" office:value-type="string">
            <text:p text:style-name="P7"><text:span text:style-name="T3">Detect psionics</text:span></text:p>
          </table:table-cell>
          <table:table-cell table:style-name="Table2.A2" office:value-type="string">
            <text:p text:style-name="P12"><text:span text:style-name="T1">9th</text:span></text:p>
          </table:table-cell>
          <table:table-cell table:style-name="Table2.A2" office:value-type="string">
            <text:p text:style-name="P14"><text:span text:style-name="T1">500 XP</text:span></text:p>
          </table:table-cell>
        </table:table-row>
        <table:table-row table:style-name="Table2.1">
          <table:table-cell table:style-name="Table2.A2" office:value-type="string">
            <text:p text:style-name="P7"><text:span text:style-name="T3">Detect remote viewing</text:span></text:p>
          </table:table-cell>
          <table:table-cell table:style-name="Table2.A2" office:value-type="string">
            <text:p text:style-name="P12"><text:span text:style-name="T1">15th</text:span></text:p>
          </table:table-cell>
          <table:table-cell table:style-name="Table2.A2" office:value-type="string">
            <text:p text:style-name="P14"><text:span text:style-name="T1">2,000 XP</text:span></text:p>
          </table:table-cell>
        </table:table-row>
        <table:table-row table:style-name="Table2.1">
          <table:table-cell table:style-name="Table2.A2" office:value-type="string">
            <text:p text:style-name="P7"><text:span text:style-name="T3">Detect teleportation</text:span></text:p>
          </table:table-cell>
          <table:table-cell table:style-name="Table2.A2" office:value-type="string">
            <text:p text:style-name="P12"><text:span text:style-name="T1">9th</text:span></text:p>
          </table:table-cell>
          <table:table-cell table:style-name="Table2.A2" office:value-type="string">
            <text:p text:style-name="P14"><text:span text:style-name="T1">500 XP</text:span></text:p>
          </table:table-cell>
        </table:table-row>
        <table:table-row table:style-name="Table2.1">
          <table:table-cell table:style-name="Table2.A2" office:value-type="string">
            <text:p text:style-name="P7"><text:span text:style-name="T3">Elfsight</text:span></text:p>
          </table:table-cell>
          <table:table-cell table:style-name="Table2.A2" office:value-type="string">
            <text:p text:style-name="P12"><text:span text:style-name="T1">11th</text:span></text:p>
          </table:table-cell>
          <table:table-cell table:style-name="Table2.A2" office:value-type="string">
            <text:p text:style-name="P14"><text:span text:style-name="T1">1,000 XP</text:span></text:p>
          </table:table-cell>
        </table:table-row>
        <table:table-row table:style-name="Table2.1">
          <table:table-cell table:style-name="Table2.A2" office:value-type="string">
            <text:p text:style-name="P7"><text:span text:style-name="T3">Know direction and location</text:span></text:p>
          </table:table-cell>
          <table:table-cell table:style-name="Table2.A2" office:value-type="string">
            <text:p text:style-name="P12"><text:span text:style-name="T1">9th</text:span></text:p>
          </table:table-cell>
          <table:table-cell table:style-name="Table2.A2" office:value-type="string">
            <text:p text:style-name="P14"><text:span text:style-name="T1">500 XP</text:span></text:p>
          </table:table-cell>
        </table:table-row>
        <table:table-row table:style-name="Table2.1">
          <table:table-cell table:style-name="Table2.A2" office:value-type="string">
            <text:p text:style-name="P7"><text:span text:style-name="T3">My light</text:span></text:p>
          </table:table-cell>
          <table:table-cell table:style-name="Table2.A2" office:value-type="string">
            <text:p text:style-name="P12"><text:span text:style-name="T1">9th</text:span></text:p>
          </table:table-cell>
          <table:table-cell table:style-name="Table2.A2" office:value-type="string">
            <text:p text:style-name="P14"><text:span text:style-name="T1">500 XP</text:span></text:p>
          </table:table-cell>
        </table:table-row>
        <table:table-row table:style-name="Table2.1">
          <table:table-cell table:style-name="Table2.A2" office:value-type="string">
            <text:p text:style-name="P7"><text:span text:style-name="T3">Psionic darkvision</text:span></text:p>
          </table:table-cell>
          <table:table-cell table:style-name="Table2.A2" office:value-type="string">
            <text:p text:style-name="P12"><text:span text:style-name="T1">13th</text:span></text:p>
          </table:table-cell>
          <table:table-cell table:style-name="Table2.A2" office:value-type="string">
            <text:p text:style-name="P14"><text:span text:style-name="T1">1,500 XP</text:span></text:p>
          </table:table-cell>
        </table:table-row>
        <table:table-row table:style-name="Table2.1">
          <table:table-cell table:style-name="Table2.A2" office:value-type="string">
            <text:p text:style-name="P7"><text:span text:style-name="T3">Psionic tongues</text:span></text:p>
          </table:table-cell>
          <table:table-cell table:style-name="Table2.A2" office:value-type="string">
            <text:p text:style-name="P12"><text:span text:style-name="T1">11th</text:span></text:p>
          </table:table-cell>
          <table:table-cell table:style-name="Table2.A2" office:value-type="string">
            <text:p text:style-name="P14"><text:span text:style-name="T1">1,000 XP</text:span></text:p>
          </table:table-cell>
        </table:table-row>
        <table:table-row table:style-name="Table2.1">
          <table:table-cell table:style-name="Table2.A13" office:value-type="string">
            <text:p text:style-name="P10"><text:span text:style-name="T3">Ubiquitous vision</text:span></text:p>
          </table:table-cell>
          <table:table-cell table:style-name="Table2.A13" office:value-type="string">
            <text:p text:style-name="P13"><text:span text:style-name="T1">13th</text:span></text:p>
          </table:table-cell>
          <table:table-cell table:style-name="Table2.A13" office:value-type="string">
            <text:p text:style-name="P15"><text:span text:style-name="T1">1,500 XP</text:span></text:p>
          </table:table-cell>
        </table:table-row>
      </table:table>
      <text:p text:style-name="P7"><text:span text:style-name="T1">You manifest the desired power and then follow it with the </text:span><text:span text:style-name="T3">incarnate </text:span><text:span text:style-name="T1">manifestation.</text:span></text:p>
      <text:p text:style-name="P8"><text:soft-page-break/></text:p>
      <text:h text:style-name="P6" text:outline-level="1"><text:span text:style-name="T1">Inertial Armor</text:span></text:h>
      <text:p text:style-name="P7"><text:span text:style-name="T1">Psychokinesis</text:span></text:p>
      <text:p text:style-name="P7"><text:span text:style-name="T2">Level:</text:span><text:span text:style-name="T1"> Psion/wilder 1, psychic warrior 1</text:span></text:p>
      <text:p text:style-name="P7"><text:span text:style-name="T2">Display:</text:span><text:span text:style-name="T1"> Visual; see text</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hour/level (D)</text:span></text:p>
      <text:p text:style-name="P7"><text:span text:style-name="T2">Power Points:</text:span><text:span text:style-name="T1"> 1; see text</text:span></text:p>
      <text:p text:style-name="P7"><text:span text:style-name="T1">Your mind generates a tangible field of force that provides a +4 armor bonus to Armor Class. Unlike mundane armor, </text:span><text:span text:style-name="T3">inertial armor </text:span><text:span text:style-name="T1">entails no armor check penalty or speed reduction. Because </text:span><text:span text:style-name="T3">inertial armor </text:span><text:span text:style-name="T1">is composed of psychokinetic force, incorporeal creatures can’t bypass it the way they do normal armor.</text:span></text:p>
      <text:p text:style-name="P7"><text:span text:style-name="T1">Your </text:span><text:span text:style-name="T3">inertial armor </text:span><text:span text:style-name="T1">can be invisible or can appear as a colored glow, at your option.</text:span></text:p>
      <text:p text:style-name="P7"><text:span text:style-name="T1">The armor bonus provided by </text:span><text:span text:style-name="T3">inertial armor </text:span><text:span text:style-name="T1">does not stack with the armor bonus provided by regular armor.</text:span></text:p>
      <text:p text:style-name="P7"><text:span text:style-name="T2">Augment:</text:span><text:span text:style-name="T1"> For every 2 additional power points you spend, the armor bonus to Armor Class increases by 1.</text:span></text:p>
      <text:p text:style-name="P8"/>
      <text:h text:style-name="P6" text:outline-level="1"><text:span text:style-name="T1">Inertial Barrier</text:span></text:h>
      <text:p text:style-name="P7"><text:span text:style-name="T1">Psychokinesis</text:span></text:p>
      <text:p text:style-name="P7"><text:span text:style-name="T2">Level:</text:span><text:span text:style-name="T1"> Kineticist 4, psychic warrior 4</text:span></text:p>
      <text:p text:style-name="P7"><text:span text:style-name="T2">Display:</text:span><text:span text:style-name="T1"> Auditory and ment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0 min./level</text:span></text:p>
      <text:p text:style-name="P7"><text:span text:style-name="T2">Power Points:</text:span><text:span text:style-name="T1"> 7</text:span></text:p>
      <text:p text:style-name="P7"><text:soft-page-break/><text:span text:style-name="T1">You create a skin-tight psychokinetic barrier around yourself that resists blows, cuts, stabs, and slashes, as well as providing some protection against falling. You gain damage reduction 5/–. </text:span><text:span text:style-name="T3">Inertial barrier </text:span><text:span text:style-name="T1">also absorbs half the damage you take from any fall.</text:span></text:p>
      <text:p text:style-name="P8"/>
      <text:h text:style-name="P6" text:outline-level="1"><text:span text:style-name="T1">Inflict Pain</text:span></text:h>
      <text:p text:style-name="P7"><text:span text:style-name="T1">Telepathy [Mind-Affecting]</text:span></text:p>
      <text:p text:style-name="P7"><text:span text:style-name="T2">Level:</text:span><text:span text:style-name="T1"> Psion/wilder 2</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1 round/level</text:span></text:p>
      <text:p text:style-name="P7"><text:span text:style-name="T2">Saving Throw:</text:span><text:span text:style-name="T1"> Will partial; see text</text:span></text:p>
      <text:p text:style-name="P7"><text:span text:style-name="T2">Power Resistance:</text:span><text:span text:style-name="T1"> Yes</text:span></text:p>
      <text:p text:style-name="P7"><text:span text:style-name="T2">Power Points:</text:span><text:span text:style-name="T1"> 3</text:span></text:p>
      <text:p text:style-name="P7"><text:span text:style-name="T1">You telepathically stab the mind of your foe, causing horrible agony. The subject suffers wracking pain that imposes a –4 penalty on attack rolls, skill checks, and ability checks. If the target makes its save, it takes only a –2 penalty.</text:span></text:p>
      <text:p text:style-name="P7"><text:span text:style-name="T2">Augment:</text:span><text:span text:style-name="T1"> For every 2 additional power points you spend, this power’s save DC increases by 1, and the power can affect an additional target. Any additional target cannot be more than 15 feet from another target of the power.</text:span></text:p>
      <text:p text:style-name="P8"/>
      <text:h text:style-name="P6" text:outline-level="1"><text:span text:style-name="T1">Insanity</text:span></text:h>
      <text:p text:style-name="P7"><text:span text:style-name="T1">Telepathy (Compulsion) [Mind-Affecting]</text:span></text:p>
      <text:p text:style-name="P7"><text:span text:style-name="T2">Level:</text:span><text:span text:style-name="T1"> Psion/wilder 7</text:span></text:p>
      <text:p text:style-name="P7"><text:span text:style-name="T2">Display:</text:span><text:span text:style-name="T1"> Mental</text:span></text:p>
      <text:p text:style-name="P7"><text:span text:style-name="T2">Manifesting Time:</text:span><text:span text:style-name="T1"> 1 standardaction</text:span></text:p>
      <text:p text:style-name="P7"><text:span text:style-name="T2">Range:</text:span><text:span text:style-name="T1"> Medium (100 ft. + 10 ft./level)</text:span></text:p>
      <text:p text:style-name="P7"><text:span text:style-name="T2">Target:</text:span><text:span text:style-name="T1"> One creature</text:span></text:p>
      <text:p text:style-name="P7"><text:span text:style-name="T2">Duration:</text:span><text:span text:style-name="T1"> Instantaneous</text:span></text:p>
      <text:p text:style-name="P7"><text:soft-page-break/><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13</text:span></text:p>
      <text:p text:style-name="P7"><text:span text:style-name="T1">As the </text:span><text:span text:style-name="T3">confusion</text:span><text:span text:style-name="T1"> spell, except as noted here. </text:span></text:p>
      <text:p text:style-name="P7"><text:span text:style-name="T1">Creatures affected by this power are permanently </text:span><text:span text:style-name="T3">confused </text:span><text:span text:style-name="T1">and constantly behave randomly. Roll on the following table at the beginning the subject’s turn each round to see what the subject does in that round.</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2">d%</text:span></text:p>
          </table:table-cell>
          <table:table-cell table:style-name="Table3.A1" office:value-type="string">
            <text:p text:style-name="P10"><text:span text:style-name="T2">Behavior</text:span></text:p>
          </table:table-cell>
        </table:table-row>
        <table:table-row table:style-name="Table3.1">
          <table:table-cell table:style-name="Table3.A2" office:value-type="string">
            <text:p text:style-name="P10"><text:span text:style-name="T1">01–10</text:span></text:p>
          </table:table-cell>
          <table:table-cell table:style-name="Table3.A2" office:value-type="string">
            <text:p text:style-name="P10"><text:span text:style-name="T1">Attack manifester with melee or ranged weapons (or move toward manifester if attack is not possible).</text:span></text:p>
          </table:table-cell>
        </table:table-row>
        <table:table-row table:style-name="Table3.1">
          <table:table-cell table:style-name="Table3.A2" office:value-type="string">
            <text:p text:style-name="P7"><text:span text:style-name="T1">11–20</text:span></text:p>
          </table:table-cell>
          <table:table-cell table:style-name="Table3.A2" office:value-type="string">
            <text:p text:style-name="P7"><text:span text:style-name="T1">Act normally.</text:span></text:p>
          </table:table-cell>
        </table:table-row>
        <table:table-row table:style-name="Table3.1">
          <table:table-cell table:style-name="Table3.A2" office:value-type="string">
            <text:p text:style-name="P7"><text:span text:style-name="T1">21–50</text:span></text:p>
          </table:table-cell>
          <table:table-cell table:style-name="Table3.A2" office:value-type="string">
            <text:p text:style-name="P7"><text:span text:style-name="T1">Do nothing but babble incoherently.</text:span></text:p>
          </table:table-cell>
        </table:table-row>
        <table:table-row table:style-name="Table3.1">
          <table:table-cell table:style-name="Table3.A2" office:value-type="string">
            <text:p text:style-name="P7"><text:span text:style-name="T1">51–70</text:span></text:p>
          </table:table-cell>
          <table:table-cell table:style-name="Table3.A2" office:value-type="string">
            <text:p text:style-name="P7"><text:span text:style-name="T1">Flee from manifester at top possible speed.</text:span></text:p>
          </table:table-cell>
        </table:table-row>
        <table:table-row table:style-name="Table3.1">
          <table:table-cell table:style-name="Table3.A6" office:value-type="string">
            <text:p text:style-name="P10"><text:span text:style-name="T1">71–100</text:span></text:p>
          </table:table-cell>
          <table:table-cell table:style-name="Table3.A6" office:value-type="string">
            <text:p text:style-name="P10"><text:span text:style-name="T1">Attack nearest creature (for this purpose, a psicrystal counts as part of the subject’s self).</text:span></text:p>
          </table:table-cell>
        </table:table-row>
      </table:table>
      <text:p text:style-name="P7"><text:span text:style-name="T1">Only </text:span><text:span text:style-name="T3">psychic chirurgery</text:span><text:span text:style-name="T1">, </text:span><text:span text:style-name="T3">reality revision</text:span><text:span text:style-name="T1">, and other similarly extreme measures can restore the subject’s sanity.</text:span></text:p>
      <text:p text:style-name="P7"><text:span text:style-name="T2">Augment:</text:span><text:span text:style-name="T1"> For every 2 additional power points you spend, this power’s save DC increases by 1, and the power can affect an additional target. Any additional target cannot be more than 15 feet from another target of the power.</text:span></text:p>
      <text:p text:style-name="P8"/>
      <text:h text:style-name="P6" text:outline-level="1"><text:span text:style-name="T1">Intellect Fortress</text:span></text:h>
      <text:p text:style-name="P7"><text:span text:style-name="T1">Psychokinesis</text:span></text:p>
      <text:p text:style-name="P7"><text:span text:style-name="T2">Level:</text:span><text:span text:style-name="T1"> Psion/wilder 4</text:span></text:p>
      <text:p text:style-name="P7"><text:span text:style-name="T2">Display:</text:span><text:span text:style-name="T1"> Auditory</text:span></text:p>
      <text:p text:style-name="P7"><text:span text:style-name="T2">Manifesting Time:</text:span><text:span text:style-name="T1"> 1 immediate action</text:span></text:p>
      <text:p text:style-name="P7"><text:span text:style-name="T2">Range:</text:span><text:span text:style-name="T1"> 20 ft.</text:span></text:p>
      <text:p text:style-name="P7"><text:span text:style-name="T2">Area:</text:span><text:span text:style-name="T1"> 20-ft.-radius spread centered on you</text:span></text:p>
      <text:p text:style-name="P7"><text:span text:style-name="T2">Duration:</text:span><text:span text:style-name="T1"> 1 round</text:span></text:p>
      <text:p text:style-name="P7"><text:span text:style-name="T2">Saving Throw:</text:span><text:span text:style-name="T1"> None</text:span></text:p>
      <text:p text:style-name="P7"><text:span text:style-name="T2">Power Resistance:</text:span><text:span text:style-name="T1"> Yes</text:span></text:p>
      <text:p text:style-name="P7"><text:soft-page-break/><text:span text:style-name="T2">Power Points:</text:span><text:span text:style-name="T1"> 7</text:span></text:p>
      <text:p text:style-name="P7"><text:span text:style-name="T1">You encase yourself and your allies in a shimmering fortress of telekinetic force. All damage from powers and psi-like abilities taken by subjects inside the area of the </text:span><text:span text:style-name="T3">intellect fortress, </text:span><text:span text:style-name="T1">including ability damage, is halved. This lowering takes place prior to the effects of other powers or abilities that lessen damage, such as damage reduction and evasion.</text:span></text:p>
      <text:p text:style-name="P7"><text:span text:style-name="T1">Powers that are not subject to power resistance are not affected by an </text:span><text:span text:style-name="T3">intellect fortress.</text:span></text:p>
      <text:p text:style-name="P7"><text:span text:style-name="T1">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text:span></text:p>
      <text:p text:style-name="P7"><text:span text:style-name="T2">Augment:</text:span><text:span text:style-name="T1"> For every additional power point you spend, this power’s duration increases by 1 round.</text:span></text:p>
      <text:p text:style-name="P8"/>
      <text:h text:style-name="P6" text:outline-level="1"><text:span text:style-name="T1">Iron Body, Psionic</text:span></text:h>
      <text:p text:style-name="P7"><text:span text:style-name="T1">Metacreativity (Creation)</text:span></text:p>
      <text:p text:style-name="P7"><text:span text:style-name="T2">Level:</text:span><text:span text:style-name="T1"> Psion/wilder 8</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text:span></text:p>
      <text:p text:style-name="P7"><text:span text:style-name="T2">Power Points:</text:span><text:span text:style-name="T1"> 15</text:span></text:p>
      <text:p text:style-name="P7"><text:span text:style-name="T1">As the </text:span><text:span text:style-name="T3">iron body </text:span><text:span text:style-name="T1">spell, except as noted here. </text:span></text:p>
      <text:p text:style-name="P8"/>
      <text:h text:style-name="P6" text:outline-level="1"><text:span text:style-name="T1">Keen Edge, Psionic</text:span></text:h>
      <text:p text:style-name="P7"><text:span text:style-name="T1">Metacreativity</text:span></text:p>
      <text:p text:style-name="P7"><text:span text:style-name="T2">Level:</text:span><text:span text:style-name="T1"> Psion/wilder 3, psychic warrior 3</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s:</text:span><text:span text:style-name="T1"> One weapon or fifty projectiles, all of which must be in contact with each other at the time of manifestation</text:span></text:p>
      <text:p text:style-name="P7"><text:soft-page-break/><text:span text:style-name="T2">Duration:</text:span><text:span text:style-name="T1"> 10 min./level</text:span></text:p>
      <text:p text:style-name="P7"><text:span text:style-name="T2">Saving Throw:</text:span><text:span text:style-name="T1"> Will negates (harmless, object)</text:span></text:p>
      <text:p text:style-name="P7"><text:span text:style-name="T2">Power Resistance:</text:span><text:span text:style-name="T1"> Yes (harmless, object)</text:span></text:p>
      <text:p text:style-name="P7"><text:span text:style-name="T2">Power Points:</text:span><text:span text:style-name="T1"> 5</text:span></text:p>
      <text:p text:style-name="P7"><text:span text:style-name="T1">As the </text:span><text:span text:style-name="T3">keen edge </text:span><text:span text:style-name="T1">spell, except as noted here.</text:span></text:p>
      <text:p text:style-name="P8"/>
      <text:h text:style-name="P6" text:outline-level="1"><text:span text:style-name="T1">Knock, Psionic</text:span></text:h>
      <text:p text:style-name="P7"><text:span text:style-name="T1">Psychoportation</text:span></text:p>
      <text:p text:style-name="P7"><text:span text:style-name="T2">Level:</text:span><text:span text:style-name="T1"> Psion/wilder 2</text:span></text:p>
      <text:p text:style-name="P7"><text:span text:style-name="T2">Display:</text:span><text:span text:style-name="T1"> Material</text:span></text:p>
      <text:p text:style-name="P7"><text:span text:style-name="T2">Manifesting Time:</text:span><text:span text:style-name="T1"> 1 standard action</text:span></text:p>
      <text:p text:style-name="P7"><text:span text:style-name="T2">Range:</text:span><text:span text:style-name="T1"> Medium (100 ft. + 10 ft./ level)</text:span></text:p>
      <text:p text:style-name="P7"><text:span text:style-name="T2">Target:</text:span><text:span text:style-name="T1"> One door, box, or chest with an area of up to 10 sq. ft./level</text:span></text:p>
      <text:p text:style-name="P7"><text:span text:style-name="T2">Duration:</text:span><text:span text:style-name="T1"> Instantaneous; see spell text</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3</text:span></text:p>
      <text:p text:style-name="P7"><text:span text:style-name="T1">As the </text:span><text:span text:style-name="T3">knock </text:span><text:span text:style-name="T1">spell, except as noted here.</text:span></text:p>
      <text:p text:style-name="P8"/>
      <text:h text:style-name="P6" text:outline-level="1"><text:span text:style-name="T1">Know Direction and Location</text:span></text:h>
      <text:p text:style-name="P7"><text:span text:style-name="T1">Clairsentience</text:span></text:p>
      <text:p text:style-name="P7"><text:span text:style-name="T2">Level:</text:span><text:span text:style-name="T1"> Psion/wilder 1</text:span></text:p>
      <text:p text:style-name="P7"><text:span text:style-name="T2">Display:</text:span><text:span text:style-name="T1"> Mental</text:span></text:p>
      <text:p text:style-name="P7"><text:span text:style-name="T2">Manifesting Time:</text:span><text:span text:style-name="T1"> 1 standard action</text:span></text:p>
      <text:p text:style-name="P7"><text:soft-page-break/><text:span text:style-name="T2">Range:</text:span><text:span text:style-name="T1"> Personal</text:span></text:p>
      <text:p text:style-name="P7"><text:span text:style-name="T2">Target:</text:span><text:span text:style-name="T1"> You</text:span></text:p>
      <text:p text:style-name="P7"><text:span text:style-name="T2">Duration:</text:span><text:span text:style-name="T1"> Instantaneous</text:span></text:p>
      <text:p text:style-name="P7"><text:span text:style-name="T2">Power Points:</text:span><text:span text:style-name="T1"> 1</text:span></text:p>
      <text:p text:style-name="P7"><text:span text:style-name="T1">You generally know where you are. This power is useful to characters who end up at unfamiliar destinations after teleporting, using a </text:span><text:span text:style-name="T3">gate, </text:span><text:span text:style-name="T1">or traveling to or from other planes of existence. The power reveals general information about your location as a feeling or presentiment. The information is usually no more detailed than a summary that locates you according to a prominent local or regional site. Using this power also tells you what direction you are facing.</text:span></text:p>
      <text:p text:style-name="P7"><text:span text:style-name="T1">Using this power prior to making a Knowledge (the planes) check with </text:span><text:span text:style-name="T3">astral caravan </text:span><text:span text:style-name="T1">grants a +2 bonus on the check.</text:span></text:p>
      <text:p text:style-name="P8"/>
      <text:h text:style-name="P6" text:outline-level="1"><text:span text:style-name="T1">Leech Field</text:span></text:h>
      <text:p text:style-name="P7"><text:span text:style-name="T1">Psychometabolism</text:span></text:p>
      <text:p text:style-name="P7"><text:span text:style-name="T2">Level:</text:span><text:span text:style-name="T1"> Psion/wilder 5</text:span></text:p>
      <text:p text:style-name="P7"><text:span text:style-name="T2">Display:</text:span><text:span text:style-name="T1"> Visual; see text</text:span></text:p>
      <text:p text:style-name="P7"><text:span text:style-name="T2">Manifesting Time:</text:span><text:span text:style-name="T1"> 1 standard action</text:span></text:p>
      <text:p text:style-name="P7"><text:span text:style-name="T2">Range:</text:span><text:span text:style-name="T1"> Personal; see text</text:span></text:p>
      <text:p text:style-name="P7"><text:span text:style-name="T2">Target:</text:span><text:span text:style-name="T1"> You</text:span></text:p>
      <text:p text:style-name="P7"><text:span text:style-name="T2">Duration:</text:span><text:span text:style-name="T1"> 1 min.</text:span></text:p>
      <text:p text:style-name="P7"><text:span text:style-name="T2">Power Points:</text:span><text:span text:style-name="T1"> 9</text:span></text:p>
      <text:p text:style-name="P7"><text:span text:style-name="T1">You raise a field of potentiality that drains the vitality from powers that you successfully save against. When you succeed on a saving throw to negate the effect of a foe’s power on you, and the power is one that </text:span><text:span text:style-name="T3">leech field </text:span><text:span text:style-name="T1">is effective against (see below), your body erupts in a brief flash of crackling dark energy. You gain 1 power point for every 2 power points your foe spent to manifest the power you just saved against (to a maximum number of points equal to your manifester level). You cannot gain power points that would cause you to exceed your normal daily maximum.</text:span></text:p>
      <text:p text:style-name="P7"><text:span text:style-name="T1">This power is effective against any power that targets a single creature and allows the target a saving throw to negate it, except those that are delivered by a touch attack or a ranged touch attack (including a ray).</text:span></text:p>
      <text:p text:style-name="P7"><text:span text:style-name="T2">Augment:</text:span><text:span text:style-name="T1"> For every 2 additional power points you spend, this power’s duration increases by 1 minute.</text:span></text:p>
      <text:p text:style-name="P8"/>
      <text:h text:style-name="P6" text:outline-level="1"><text:span text:style-name="T1">Levitate, Psionic</text:span></text:h>
      <text:p text:style-name="P7"><text:span text:style-name="T1">Psychoportation</text:span></text:p>
      <text:p text:style-name="P7"><text:span text:style-name="T2">Level:</text:span><text:span text:style-name="T1"> Nomad 2, psion/wilder 2, psychic warrior 2</text:span></text:p>
      <text:p text:style-name="P7"><text:span text:style-name="T2">Display:</text:span><text:span text:style-name="T1"> Olfactory</text:span></text:p>
      <text:p text:style-name="P7"><text:soft-page-break/><text:span text:style-name="T2">Manifesting Time:</text:span><text:span text:style-name="T1"> 1 standard action</text:span></text:p>
      <text:p text:style-name="P7"><text:span text:style-name="T2">Range:</text:span><text:span text:style-name="T1"> Personal or close (25 ft. + 5 ft./2 levels)</text:span></text:p>
      <text:p text:style-name="P7"><text:span text:style-name="T2">Target:</text:span><text:span text:style-name="T1"> You or one willing creature or one object (total weight up to 100 lb./level)</text:span></text:p>
      <text:p text:style-name="P7"><text:span text:style-name="T2">Duration:</text:span><text:span text:style-name="T1"> 10 min./level (D)</text:span></text:p>
      <text:p text:style-name="P7"><text:span text:style-name="T2">Saving Throw:</text:span><text:span text:style-name="T1"> None</text:span></text:p>
      <text:p text:style-name="P7"><text:span text:style-name="T2">Power Resistance:</text:span><text:span text:style-name="T1"> Yes (harmless, object)</text:span></text:p>
      <text:p text:style-name="P7"><text:span text:style-name="T2">Power Points:</text:span><text:span text:style-name="T1"> 3</text:span></text:p>
      <text:p text:style-name="P7"><text:span text:style-name="T1">As the </text:span><text:span text:style-name="T3">levitate </text:span><text:span text:style-name="T1">spell, except as noted here.</text:span></text:p>
      <text:p text:style-name="P7"><text:span text:style-name="T2">Special:</text:span><text:span text:style-name="T1"> When a psion, wilder, or a psychic warrior manifests this power, the target is the manifester (not a willing creature or an object).</text:span></text:p>
      <text:p text:style-name="P8"/>
      <text:h text:style-name="P6" text:outline-level="1"><text:span text:style-name="T1">Major Creation, Psionic</text:span></text:h>
      <text:p text:style-name="P7"><text:span text:style-name="T1">Metacreativity (Creation)</text:span></text:p>
      <text:p text:style-name="P7"><text:span text:style-name="T2">Level:</text:span><text:span text:style-name="T1"> Psion/wilder 5</text:span></text:p>
      <text:p text:style-name="P7"><text:span text:style-name="T2">Manifesting Time:</text:span><text:span text:style-name="T1"> 10 minutes</text:span></text:p>
      <text:p text:style-name="P7"><text:span text:style-name="T2">Range:</text:span><text:span text:style-name="T1"> Close (25 ft. + 5 ft./2 levels)</text:span></text:p>
      <text:p text:style-name="P7"><text:span text:style-name="T2">Duration:</text:span><text:span text:style-name="T1"> See spell text</text:span></text:p>
      <text:p text:style-name="P7"><text:span text:style-name="T2">Power Points:</text:span><text:span text:style-name="T1"> 9</text:span></text:p>
      <text:p text:style-name="P7"><text:span text:style-name="T1">As the </text:span><text:span text:style-name="T3">major creation </text:span><text:span text:style-name="T1">spell, except as noted here.</text:span></text:p>
      <text:p text:style-name="P8"/>
      <text:h text:style-name="P6" text:outline-level="1"><text:span text:style-name="T1">Matter Agitation</text:span></text:h>
      <text:p text:style-name="P7"><text:span text:style-name="T1">Psychokinesis</text:span></text:p>
      <text:p text:style-name="P7"><text:span text:style-name="T2">Level:</text:span><text:span text:style-name="T1"> Psion/wilder 1</text:span></text:p>
      <text:p text:style-name="P7"><text:span text:style-name="T2">Display:</text:span><text:span text:style-name="T1"> Auditory and material</text:span></text:p>
      <text:p text:style-name="P7"><text:span text:style-name="T2">Manifesting Time:</text:span><text:span text:style-name="T1"> 1 standard action</text:span></text:p>
      <text:p text:style-name="P7"><text:soft-page-break/><text:span text:style-name="T2">Range:</text:span><text:span text:style-name="T1"> Close (25 ft. + 5 ft./2 levels)</text:span></text:p>
      <text:p text:style-name="P7"><text:span text:style-name="T2">Area:</text:span><text:span text:style-name="T1"> 2 sq. ft. of surface area of an object or creature</text:span></text:p>
      <text:p text:style-name="P7"><text:span text:style-name="T2">Duration:</text:span><text:span text:style-name="T1"> Concentration, up to 1 min./level</text:span></text:p>
      <text:p text:style-name="P7"><text:span text:style-name="T2">Saving Throw:</text:span><text:span text:style-name="T1"> None</text:span></text:p>
      <text:p text:style-name="P7"><text:span text:style-name="T2">Power Resistance:</text:span><text:span text:style-name="T1"> Yes</text:span></text:p>
      <text:p text:style-name="P7"><text:span text:style-name="T2">Power Points:</text:span><text:span text:style-name="T1"> 1</text:span></text:p>
      <text:p text:style-name="P7"><text:span text:style-name="T1">You can excite the structure of a nonpsionic, nonmagical object, heating it to the point of combustion over time. The agitation grows more intense in the second and third rounds after you manifest the power, as described below.</text:span></text:p>
      <text:p text:style-name="P7"><text:span text:style-name="T3">1st Round: </text:span><text:span text:style-name="T1">Readily flammable material (paper, dry grass, tinder, torches) ignites. Skin reddens (1 point of damage).</text:span></text:p>
      <text:p text:style-name="P7"><text:span text:style-name="T3">2nd Round: </text:span><text:span text:style-name="T1">Wood smolders and smokes, metal becomes hot to the touch, skin blisters (1d4 points of damage), hair smolders, paint shrivels, water boils.</text:span></text:p>
      <text:p text:style-name="P7"><text:span text:style-name="T3">3rd and Subsequent Rounds: </text:span><text:span text:style-name="T1">Wood ignites, metal scorches (1d4 points of damage for those holding metallic objects). Skin burns and hair ignites (1d6 points of damage), lead melts.</text:span></text:p>
      <text:p text:style-name="P8"/>
      <text:h text:style-name="P6" text:outline-level="1"><text:span text:style-name="T1">Matter Manipulation</text:span></text:h>
      <text:p text:style-name="P7"><text:span text:style-name="T1">Metacreativity</text:span></text:p>
      <text:p text:style-name="P7"><text:span text:style-name="T2">Level:</text:span><text:span text:style-name="T1"> Psion/wilder 8</text:span></text:p>
      <text:p text:style-name="P7"><text:span text:style-name="T2">Display:</text:span><text:span text:style-name="T1"> Auditory and ment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Area:</text:span><text:span text:style-name="T1"> 1 cu. ft./level of inanimate material</text:span></text:p>
      <text:p text:style-name="P7"><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Yes</text:span></text:p>
      <text:p text:style-name="P7"><text:span text:style-name="T2">Power Points:</text:span><text:span text:style-name="T1"> 15, XP</text:span></text:p>
      <text:p text:style-name="P7"><text:span text:style-name="T1">You can weaken or strengthen the substance of an object or structure. You can affect both mundane and magical inanimate material. Weakening an object’s substance decreases its hardness and hit points, and strengthening it increases its hardness and hit points. You can increase or decrease an object’s hardness by up to 5 from its original hardness. When hardness increases, the object (or portion of an object) gains 3 hit points per inch of thickness for every point of increased hardness. When hardness decreases, the object (or portion of an object) loses 2 hit points per inch of thickness for every point of decreased hardness (to a minimum of 1 hit point per inch of thickness).</text:span></text:p>
      <text:p text:style-name="P7"><text:span text:style-name="T1">You can’t decrease the hardness of an object that already has hardness 0.</text:span></text:p>
      <text:p text:style-name="P7"><text:soft-page-break/><text:span text:style-name="T3">Working Manipulated Metals: </text:span><text:span text:style-name="T1">An object or portion thereof whose hardness is decreased or increased is permanently changed. Even hardening adamantine to 25 is possible. You can also harden or weaken a preforged weapon, a suit of armor, or some other finished item.</text:span></text:p>
      <text:p text:style-name="P7"><text:span text:style-name="T3">XP Cost: </text:span><text:span text:style-name="T1">250 XP for each point by which the object’s hardness is altered.</text:span></text:p>
      <text:p text:style-name="P8"/>
      <text:h text:style-name="P6" text:outline-level="1"><text:span text:style-name="T1">Mental Barrier</text:span></text:h>
      <text:p text:style-name="P7"><text:span text:style-name="T1">Clairsentience</text:span></text:p>
      <text:p text:style-name="P7"><text:span text:style-name="T2">Level:</text:span><text:span text:style-name="T1"> Psion/wilder 3, psychic warrior 3</text:span></text:p>
      <text:p text:style-name="P7"><text:span text:style-name="T2">Display:</text:span><text:span text:style-name="T1"> Auditory</text:span></text:p>
      <text:p text:style-name="P7"><text:span text:style-name="T2">Manifesting Time:</text:span><text:span text:style-name="T1"> 1 immediate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text:span></text:p>
      <text:p text:style-name="P7"><text:span text:style-name="T2">Power Points:</text:span><text:span text:style-name="T1"> 5</text:span></text:p>
      <text:p text:style-name="P7"><text:span text:style-name="T1">You project a field of improbability around yourself, creating a fleeting protective shell. You gain a +4 deflection bonus to Armor Class.</text:span></text:p>
      <text:p text:style-name="P7"><text:span text:style-name="T1">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 however, you must manifest it prior to an opponent’s attack roll in order to gain this power’s benefit against that attack.</text:span></text:p>
      <text:p text:style-name="P7"><text:span text:style-name="T2">Augment:</text:span><text:span text:style-name="T1"> You can augment this power in one or both of the following ways.</text:span></text:p>
      <text:p text:style-name="P7"><text:span text:style-name="T1">1. If you spend 4 additional power points, the deflection bonus to Armor Class increases by 1.</text:span></text:p>
      <text:p text:style-name="P7"><text:span text:style-name="T1">2. For every additional power point you spend, this power’s duration increases by 1 round.</text:span></text:p>
      <text:p text:style-name="P8"/>
      <text:h text:style-name="P6" text:outline-level="1"><text:span text:style-name="T1">Mental Disruption</text:span></text:h>
      <text:p text:style-name="P7"><text:span text:style-name="T1">Telepathy [Mind-Affecting]</text:span></text:p>
      <text:p text:style-name="P7"><text:span text:style-name="T2">Level:</text:span><text:span text:style-name="T1"> Psion/wilder 2</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10 ft.</text:span></text:p>
      <text:p text:style-name="P7"><text:soft-page-break/><text:span text:style-name="T2">Area:</text:span><text:span text:style-name="T1"> 10-ft.-radius spread centered on you</text:span></text:p>
      <text:p text:style-name="P7"><text:span text:style-name="T2">Duration:</text:span><text:span text:style-name="T1"> Instantaneous</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3</text:span></text:p>
      <text:p text:style-name="P7"><text:span text:style-name="T1">You generate a mental wave of confusion that instantly sweeps out from your location. All creatures you designate in the affected area (you can choose certain creatures to be unaffected) must make a Will save or become dazed for 1 round.</text:span></text:p>
      <text:p text:style-name="P7"><text:span text:style-name="T2">Augment:</text:span><text:span text:style-name="T1"> You can augment this power in one or both of the following ways.</text:span></text:p>
      <text:p text:style-name="P7"><text:span text:style-name="T1">1. For every 2 additional power points you spend, this power’s save DC increases by 1.</text:span></text:p>
      <text:p text:style-name="P7"><text:span text:style-name="T1">2. For every 2 additional power points you spend, this power’s range and the radius of its area both increase by 5 feet.</text:span></text:p>
      <text:p text:style-name="P8"/>
      <text:h text:style-name="P6" text:outline-level="1"><text:span text:style-name="T1">Metaconcert</text:span></text:h>
      <text:p text:style-name="P7"><text:span text:style-name="T1">Telepathy [Mind-Affecting]</text:span></text:p>
      <text:p text:style-name="P7"><text:span text:style-name="T2">Level:</text:span><text:span text:style-name="T1"> Psychic warrior 5, telepath 5</text:span></text:p>
      <text:p text:style-name="P7"><text:span text:style-name="T2">Display:</text:span><text:span text:style-name="T1"> Visual; see text</text:span></text:p>
      <text:p text:style-name="P7"><text:span text:style-name="T2">Manifesting Time:</text:span><text:span text:style-name="T1"> 1 minute</text:span></text:p>
      <text:p text:style-name="P7"><text:span text:style-name="T2">Range:</text:span><text:span text:style-name="T1"> 20 ft.</text:span></text:p>
      <text:p text:style-name="P7"><text:span text:style-name="T2">Target:</text:span><text:span text:style-name="T1"> You and up to nine other willing psionic creatures in range</text:span></text:p>
      <text:p text:style-name="P7"><text:span text:style-name="T2">Duration:</text:span><text:span text:style-name="T1"> 1 min./level (D)</text:span></text:p>
      <text:p text:style-name="P7"><text:span text:style-name="T2">Power Points:</text:span><text:span text:style-name="T1"> 9</text:span></text:p>
      <text:p text:style-name="P7"><text:span text:style-name="T1">You link your psychic might with other psionic creatures, creating an entity more powerful than the sum of its parts.</text:span></text:p>
      <text:p text:style-name="P7"><text:span text:style-name="T1">When you manifest this power, a number of power points you designate flows from each participant into a collective pool. One individual is chosen as the </text:span><text:span text:style-name="T3">metaconcert </text:span><text:span text:style-name="T1">conductor by mutual consent of the other participants (this is usually the manifester, but doesn’t have to be). Until the power ends, this conductor directs the efforts of the group. Misty strands of glowing power link the brows of all the participants in a complex and shifting pattern.</text:span></text:p>
      <text:p text:style-name="P7"><text:span text:style-name="T1">All the powers of each participant are known to the mental entity ccreated with </text:span><text:span text:style-name="T3">metaconcert </text:span><text:span text:style-name="T1">(which is under the conductor’s command). This entity can’t take any more actions than a normal individual, but it manifests all its powers more effectively. Each participant contributing to the entity provides a cumulative +1 bonus to save DCs that apply when manifesting a power or using a psi-like ability. Likewise, each individual provides a cumulative +1 bonus when the entity makes its own saving throws in response to powers or psi-like abilities.</text:span></text:p>
      <text:p text:style-name="P7"><text:span text:style-name="T1">If the psionic entity takes ability damage from a psionic attack</text:span><text:span text:style-name="T3"> </text:span><text:span text:style-name="T1">the total is divided among all the members as determined by the conductor.</text:span></text:p>
      <text:p text:style-name="P7"><text:span text:style-name="T1">If the entity manifests a power that has an XP cost, all the participants pay an equal share (the conductor pays the remainder if the cost can’t be divided evenly).</text:span></text:p>
      <text:p text:style-name="P7"><text:soft-page-break/><text:span text:style-name="T1">Once linked, the participants must remain within a 20-foot-radius area, and as a group can move at a speed of 10 feet. If a participant moves outside the 20-foot-radius area occupied by the others (whether willingly or involuntarily), that individual drops out of the group, and the power point pool of the </text:span><text:span text:style-name="T3">metaconcert </text:span><text:span text:style-name="T1">is instantly recalculated.</text:span></text:p>
      <text:p text:style-name="P7"><text:span text:style-name="T1">All participants who leave before a </text:span><text:span text:style-name="T3">metaconcert </text:span><text:span text:style-name="T1">ends or is dismissed reclaim a number of power points equal to the current power point pool divided by the number of members. If the conductor drops out, the power ends. That same number of points is removed from the power point pool.</text:span></text:p>
      <text:p text:style-name="P7"><text:span text:style-name="T1">When a </text:span><text:span text:style-name="T3">metaconcert </text:span><text:span text:style-name="T1">ends normally or is dismissed, remaining power points in the pool are divided among all the participants (the conductor receives the remainder if the points can’t be divided evenly).</text:span></text:p>
      <text:p text:style-name="P7"><text:span text:style-name="T2">Augment:</text:span><text:span text:style-name="T1"> For every additional power point you spend, this power’s duration increases by 1 minute.</text:span></text:p>
      <text:p text:style-name="P8"/>
      <text:h text:style-name="P6" text:outline-level="1"><text:span text:style-name="T1">Metafaculty</text:span></text:h>
      <text:p text:style-name="P7"><text:span text:style-name="T1">Clairsentience</text:span></text:p>
      <text:p text:style-name="P7"><text:span text:style-name="T2">Level:</text:span><text:span text:style-name="T1"> Seer 9</text:span></text:p>
      <text:p text:style-name="P7"><text:span text:style-name="T2">Display:</text:span><text:span text:style-name="T1"> Mental, olfactory, and visual</text:span></text:p>
      <text:p text:style-name="P7"><text:span text:style-name="T2">Manifesting Time:</text:span><text:span text:style-name="T1"> 1 hour</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Instantaneous and 1 min./level (D); see text</text:span></text:p>
      <text:p text:style-name="P7"><text:span text:style-name="T2">Power Points:</text:span><text:span text:style-name="T1"> 17, XP</text:span></text:p>
      <text:p text:style-name="P7"><text:span text:style-name="T1">You elevate your mind to a near-universal consciousness, cogitating countless impressions and predictions involving any creature you have seen before, whether personally or by means of another power such as </text:span><text:span text:style-name="T3">remote viewing</text:span><text:span text:style-name="T1">.</text:span></text:p>
      <text:p text:style-name="P7"><text:span text:style-name="T1">This process gives you an uncannily accurate vision of the creature’s nature, activities, and whereabouts. When you manifest the power, you learn the following facts about the creature.</text:span></text:p>
      <text:p text:style-name="P7"><text:span text:style-name="T1">• Its name, race, alignment, and character class.</text:span></text:p>
      <text:p text:style-name="P7"><text:span text:style-name="T1">• A general estimate of its level or Hit Dice: low (5 HD or lower), medium (6 to 11 HD), high (12 to 20 HD), very high (21 HD to 40 HD), or deific (41 HD or higher).</text:span></text:p>
      <text:p text:style-name="P7"><text:span text:style-name="T1">• Its location (including place of residence, town, country, world, and plane of existence).</text:span></text:p>
      <text:p text:style-name="P7"><text:span text:style-name="T1">• Significant items currently in its possession.</text:span></text:p>
      <text:p text:style-name="P7"><text:span text:style-name="T1">• Any significant activities or actions the creature has undertaken in the previous 8 hours, including details such as locales traveled through, the names or races of those the creature fought, spells it cast, items it acquired, and items it left behind (including the location of those items).</text:span></text:p>
      <text:p text:style-name="P7"><text:span text:style-name="T1">• A current mental view of the creature, as described in the </text:span><text:span text:style-name="T3">remote viewing </text:span><text:span text:style-name="T1">power, which you can maintain for up to 1 minute per level.</text:span></text:p>
      <text:p text:style-name="P7"><text:span text:style-name="T3">Metafaculty </text:span><text:span text:style-name="T1">can defeat spells, powers, and special abilities such as </text:span><text:span text:style-name="T3">screen </text:span><text:span text:style-name="T1">or </text:span><text:span text:style-name="T3">mind blank </text:span><text:span text:style-name="T1">(or even a </text:span><text:span text:style-name="T3">wish </text:span><text:span text:style-name="T1">spell) that normally obscure clairsentience powers. You can attempt a caster level check (DC 6 + caster level of the creator of the obscuring effect) to defeat these sorts of otherwise impervious defenses.</text:span></text:p>
      <text:p text:style-name="P7"><text:span text:style-name="T3">Metafaculty </text:span><text:span text:style-name="T1">is defeated by epic powers, epic spells, and epic special abilities that obscure divinations and clairsentience powers.</text:span></text:p>
      <text:p text:style-name="P7"><text:soft-page-break/><text:span text:style-name="T3">XP Cost: </text:span><text:span text:style-name="T1">1,000.</text:span></text:p>
      <text:p text:style-name="P8"/>
      <text:h text:style-name="P6" text:outline-level="1"><text:span text:style-name="T1">Metamorphosis</text:span></text:h>
      <text:p text:style-name="P7"><text:span text:style-name="T1">Psychometabolism</text:span></text:p>
      <text:p text:style-name="P7"><text:span text:style-name="T2">Level:</text:span><text:span text:style-name="T1"> Egoist 4</text:span></text:p>
      <text:p text:style-name="P7"><text:span text:style-name="T2">Display:</text:span><text:span text:style-name="T1"> Material and olfac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 for a creature; 1 hour/level (D) for an object</text:span></text:p>
      <text:p text:style-name="P7"><text:span text:style-name="T2">Power Points:</text:span><text:span text:style-name="T1"> 7</text:span></text:p>
      <text:p text:style-name="P7"><text:span text:style-name="T1">You assume the form of a creature of the same type as your normal form, or any other type except construct, elemental, outsider, and undead. The assumed form can have as many Hit Dice as your manifester level, to a maximum of 15.</text:span></text:p>
      <text:p text:style-name="P7"><text:span text:style-name="T1">You can’t assume a form smaller than Fine, nor can you assume an incorporeal, ectoplasmic, or gaseous form. You cannot take the form of any creature that has a template. Your type and subtype (if applicable) change to match the new form.</text:span></text:p>
      <text:p text:style-name="P7"><text:span text:style-name="T1">Upon changing, you regain lost hit points as if you had rested for a night (though this healing does not restore ability damage and provide other benefits of resting; and changing back does not heal you further). If you are slain while under the effect of this power, you revert to your original form, though you remain dead. You gain the Strength, Dexterity, and Constitution scores of the new form but retain your own Intelligence, Wisdom, and Charisma scores. You also gain all extraordinary special attacks possessed by the form (such as constrict, improved grab, and poison) but do not gain the extraordinary special qualities possessed by the new form (such as blindsense, fast healing, regeneration, and scent) or any supernatural, psionic, or spelllike abilities.</text:span></text:p>
      <text:p text:style-name="P7"><text:span text:style-name="T1">You retain all supernatural and spell-like special attacks and special qualities of your normal form, except for those requiring a body part that the new form does not have, if any. You keep all extraordinary special attacks and special qualities derived from class levels, but you lose any benefits of the racial traits of your normal form. If you have a template, special abilities it provides are likewise not retained. If the assumed form is capable of speech, you can communicate normally. You retain any manifesting ability you had in your original form.</text:span></text:p>
      <text:p text:style-name="P7"><text:span text:style-name="T1">You acquire the physical qualities of the new form while retaining your own mind. Physical qualities include natural size, mundane movement capabilities (such as burrowing, climbing, walking, swimming, and flight with wings, to a maximum speed of 120 feet for flying or 60 feet for nonflying movement), natural armor bonus, natural weapons (such as claws or a bite), racial bonuses on skill checks, racial bonus feats, and any anatomical qualities (presence or absence of wings, number of extremities, and so forth). A body with extra limbs does not allow you to make more attacks (or more advantageous two-weapon attacks) than normal.</text:span></text:p>
      <text:p text:style-name="P7"><text:span text:style-name="T1">You can freely designate the new form’s minor physical qualities (such as hair color, hair texture, and skin color) within the normal ranges for a creature of that type. The new form’s significant physical qualities (such as height, weight, and gender) are also under your control, but they must fall within the norms for the new form’s species. You are effectively disguised as an average member of the new form’s race. If you use this power to create a disguise, you get a +10 bonus on your Disguise check.</text:span></text:p>
      <text:p text:style-name="P7"><text:span text:style-name="T1">When the change occurs, your equipment either remains worn or held by the new form (if it is capable of wearing or holding the item in question) or melds into the new form and becomes nonfunctional. When you revert to your normal form, any objects previously melded into the new form reappear in the same location on your body they previously occupied and are once again functional. Any new items you wore in the assumed form and can’t wear in your normal form fall off and land at your feet; any that you could wear in either form or carry in a body part common to both forms (mouth, hands, or the like) at the time of reversion are still held in the same way. Any part of the body or piece of equipment that is separated from the whole reverts to its normal form.</text:span></text:p>
      <text:p text:style-name="P7"><text:span text:style-name="T1">You can also use this power to assume the form of an inanimate object. You gain the object’s hardness and retain your own hit points. You can take the shape of almost any simple object you can think of. If you attempt to take the form of a complex object, you must make an appropriate skill check.. If you fail the check, your manifestation of the power does not succeed. Likewise, you cannot take the form of a complex mechanical mechanism unless you have some sort of skill associated with the object. You cannot use this power to assume the form of a psionic item or a magic item, or any object with a hardness of 15 or higher. You also cannot take the form of a psionically animated mechanism or any object formed of ectoplasm.</text:span></text:p>
      <text:p text:style-name="P7"><text:span text:style-name="T1">As an inanimate object, you lose all mobility. You retain your normal senses and your ability to speak. You can manifest a power if you make a Concentration check (DC 20 + power level); however, doing so ends the duration of this power. If you take damage while in the form of an object, your actual body also takes damage (but the object’s hardness, if any, protects you).</text:span></text:p>
      <text:p text:style-name="P8"/>
      <text:h text:style-name="P6" text:outline-level="1"><text:span text:style-name="T1">Metamorphosis, Greater</text:span></text:h>
      <text:p text:style-name="P7"><text:span text:style-name="T1">Psychometabolism</text:span></text:p>
      <text:p text:style-name="P7"><text:span text:style-name="T2">Level:</text:span><text:span text:style-name="T1"> Egoist 9</text:span></text:p>
      <text:p text:style-name="P7"><text:soft-page-break/><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 for a creature; 1 hour/level (D) for an object</text:span></text:p>
      <text:p text:style-name="P7"><text:span text:style-name="T2">Power Points:</text:span><text:span text:style-name="T1"> 17, XP</text:span></text:p>
      <text:p text:style-name="P7"><text:span text:style-name="T1">As </text:span><text:span text:style-name="T3">metamorphosis</text:span><text:span text:style-name="T1">, except that this power enables you to assume the form of any single nonunique object or creature (of any type) from Fine to Colossal size. The assumed form cannot have more Hit Dice than twice your manifester level (to a maximum of 50 HD). Unlike </text:span><text:span text:style-name="T3">metamorphosis</text:span><text:span text:style-name="T1">, this power allows incorporeal, ectoplasmic, or gaseous forms to be assumed.</text:span></text:p>
      <text:p text:style-name="P7"><text:span text:style-name="T1">You gain all extraordinary and supernatural abilities (both special attacks and special qualities) of the assumed form, but you lose your own supernatural abilities. You also gain the type of the new form (for example, dragon or magical beast) in place of your own. The new form does not disorient you. Parts of your body or pieces of equipment that are separated from you do not revert to their original form.</text:span></text:p>
      <text:p text:style-name="P7"><text:span text:style-name="T1">You can become just about anything you are familiar with. You can change form once each round as a swift action.</text:span></text:p>
      <text:p text:style-name="P7"><text:span text:style-name="T1">The change takes place either immediately before your regular action or immediately after it, but not during the action.</text:span></text:p>
      <text:p text:style-name="P7"><text:span text:style-name="T1">If you use this power to create a disguise, you get a +10 bonus on your Disguise check.</text:span></text:p>
      <text:p text:style-name="P7"><text:span text:style-name="T1">As an inanimate object, you lose all mobility; however, you retain your ability to manifest powers normally.</text:span></text:p>
      <text:p text:style-name="P7"><text:span text:style-name="T3">XP Cost: </text:span><text:span text:style-name="T1">200 XP.</text:span></text:p>
      <text:p text:style-name="P8"/>
      <text:h text:style-name="P6" text:outline-level="1"><text:span text:style-name="T1">Metaphysical Claw</text:span></text:h>
      <text:p text:style-name="P7"><text:span text:style-name="T1">Psychometabolism</text:span></text:p>
      <text:p text:style-name="P7"><text:span text:style-name="T2">Level:</text:span><text:span text:style-name="T1"> Psychic warrior 1</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text:span></text:p>
      <text:p text:style-name="P7"><text:span text:style-name="T2">Power Points:</text:span><text:span text:style-name="T1"> 1</text:span></text:p>
      <text:p text:style-name="P7"><text:span text:style-name="T1">If you have a claw attack (either from an actual natural weapon or from an effect such as </text:span><text:span text:style-name="T3">claws of the beast</text:span><text:span text:style-name="T1">) or a bite attack (which could be a natural bite attack or one you gain by means of the power </text:span><text:span text:style-name="T3">bite of the wolf </text:span><text:span text:style-name="T1">), you can use this power to provide one of your natural weapons a +1 enhancement bonus on attack rolls and damage rolls.</text:span></text:p>
      <text:p text:style-name="P7"><text:soft-page-break/><text:span text:style-name="T2">Augment:</text:span><text:span text:style-name="T1"> If you spend 4 additional power points, this power’s duration increases to 1 hour per level.</text:span></text:p>
      <text:p text:style-name="P7"><text:span text:style-name="T1">In addition, for every 4 additional power points you spend, this power improves the natural weapon’s enhancement bonus on attack rolls and damage rolls by 1.</text:span></text:p>
      <text:p text:style-name="P8"/>
      <text:h text:style-name="P6" text:outline-level="1"><text:span text:style-name="T1">Metaphysical Weapon</text:span></text:h>
      <text:p text:style-name="P7"><text:span text:style-name="T1">Metacreativity</text:span></text:p>
      <text:p text:style-name="P7"><text:span text:style-name="T2">Level:</text:span><text:span text:style-name="T1"> Psychic warrior 1</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Weapon touched</text:span></text:p>
      <text:p text:style-name="P7"><text:span text:style-name="T2">Duration:</text:span><text:span text:style-name="T1"> 1 min./level</text:span></text:p>
      <text:p text:style-name="P7"><text:span text:style-name="T2">Saving Throw:</text:span><text:span text:style-name="T1"> Will negates (harmless, object)</text:span></text:p>
      <text:p text:style-name="P7"><text:span text:style-name="T2">Power Resistance:</text:span><text:span text:style-name="T1"> Yes (harmless, object)</text:span></text:p>
      <text:p text:style-name="P7"><text:span text:style-name="T2">Power Points:</text:span><text:span text:style-name="T1"> 1</text:span></text:p>
      <text:p text:style-name="P7"><text:span text:style-name="T3">Metaphysical weapon </text:span><text:span text:style-name="T1">gives a weapon a +1 enhancement bonus on attack rolls and damage rolls. (An enhancement bonus does not stack with a masterwork weapon’s +1 bonus on attack rolls.)</text:span></text:p>
      <text:p text:style-name="P7"><text:span text:style-name="T1">Alternatively, you can affect up to fifty arrows, bolts, or bullets. The projectiles must be of the same type, and they have to be together (such as in the same quiver). Projectiles, but not thrown weapons, lose their enhancement when used. (Treat shuriken as projectiles, rather than thrown weapons, for the purpose of this power.)</text:span></text:p>
      <text:p text:style-name="P7"><text:span text:style-name="T1">You can’t manifest this power on most natural weapons, including a psychic warrior’s claw strike. This power does work on a weapon brought into being by the </text:span><text:span text:style-name="T3">graft weapon </text:span><text:span text:style-name="T1">power.</text:span></text:p>
      <text:p text:style-name="P7"><text:span text:style-name="T2">Augment:</text:span><text:span text:style-name="T1"> If you spend 4 additional power points, this power’s duration increases to 1 hour per level.</text:span></text:p>
      <text:p text:style-name="P7"><text:span text:style-name="T1">In addition, for every 4 additional power points you spend, this power improves the weapon’s enhancement bonus on attack rolls and damage rolls by 1.</text:span></text:p>
      <text:p text:style-name="P8"/>
      <text:h text:style-name="P6" text:outline-level="1"><text:span text:style-name="T1">Microcosm</text:span></text:h>
      <text:p text:style-name="P7"><text:span text:style-name="T1">Telepathy (Compulsion) [Mind-Affecting]</text:span></text:p>
      <text:p text:style-name="P7"><text:span text:style-name="T2">Level:</text:span><text:span text:style-name="T1"> Psion/wilder 9</text:span></text:p>
      <text:p text:style-name="P7"><text:span text:style-name="T2">Display:</text:span><text:span text:style-name="T1"> Material</text:span></text:p>
      <text:p text:style-name="P7"><text:soft-page-break/><text:span text:style-name="T2">Manifesting Time:</text:span><text:span text:style-name="T1"> 1 standard action</text:span></text:p>
      <text:p text:style-name="P7"><text:span text:style-name="T2">Range:</text:span><text:span text:style-name="T1"> Close (25 ft. + 5 ft./2 levels)</text:span></text:p>
      <text:p text:style-name="P7"><text:span text:style-name="T2">Target or Area:</text:span><text:span text:style-name="T1"> One creature; or one or more creatures within a 15-ft.-radius sphere</text:span></text:p>
      <text:p text:style-name="P7"><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Yes</text:span></text:p>
      <text:p text:style-name="P7"><text:span text:style-name="T2">Power Points:</text:span><text:span text:style-name="T1"> 17</text:span></text:p>
      <text:p text:style-name="P7"><text:span text:style-name="T1">This power enables you to warp the consciousness and senses of one or more creatures, sending the victim into a catatonic state. When </text:span><text:span text:style-name="T3">microcosm </text:span><text:span text:style-name="T1">is manifested, you can target either a single creature within range or a group of creatures all located within the power’s area.</text:span></text:p>
      <text:p text:style-name="P7"><text:span text:style-name="T3">Single Target: </text:span><text:span text:style-name="T1">If </text:span><text:span text:style-name="T3">microcosm </text:span><text:span text:style-name="T1">targets a single creature, that creature’s senses are pinched off from the real world if it currently has 100 or fewer hit points. The subject’s senses are all completely fabricated from within its own mind, though it may not realize this. In reality, the subject sprawls limply, drooling and mewling, and eventually dies of thirst and starvation without care. The subject lives within its own made-up world until the time of its actual death.</text:span></text:p>
      <text:p text:style-name="P7"><text:span text:style-name="T3">Area Effect: </text:span><text:span text:style-name="T1">If </text:span><text:span text:style-name="T3">microcosm </text:span><text:span text:style-name="T1">is manifested on an area, it sends all affected creatures into a shared catatonia (the world is a construct, but within the world, the victims can interact with each other). It affects only creatures that currently have 30 or fewer hit points, and only up to a total of 300 hit points of such creatures. The power affects creatures with the lowest hit point totals first. (Creatures with negative hit points count as having 0 hit points.)</text:span></text:p>
      <text:p text:style-name="P7"><text:span text:style-name="T1">Manifesting </text:span><text:span text:style-name="T3">microcosm </text:span><text:span text:style-name="T1">a second time on an affected creature turns its sensory pathways outward once more. Otherwise, only very potent powers (such as </text:span><text:span text:style-name="T3">psychic chirurgery </text:span><text:span text:style-name="T1">or </text:span><text:span text:style-name="T3">reality revision</text:span><text:span text:style-name="T1">) or similar effects (such as </text:span><text:span text:style-name="T3">miracle </text:span><text:span text:style-name="T1">or </text:span><text:span text:style-name="T3">wish</text:span><text:span text:style-name="T1">) can undo the mental crosswiring that this power brings about.</text:span></text:p>
      <text:p text:style-name="P7"><text:span text:style-name="T2">Augment:</text:span><text:span text:style-name="T1"> For every additional power point you spend, the number of individual and group hit points the power can affect increases by 10.</text:span></text:p>
      <text:p text:style-name="P8"/>
      <text:h text:style-name="P6" text:outline-level="1"><text:span text:style-name="T1">Mind Blank, Personal</text:span></text:h>
      <text:p text:style-name="P7"><text:span text:style-name="T1">Telepathy [Mind-Affecting]</text:span></text:p>
      <text:p text:style-name="P7"><text:span text:style-name="T2">Level:</text:span><text:span text:style-name="T1"> Psion/wilder 7, psychic warrior 6</text:span></text:p>
      <text:p text:style-name="P7"><text:span text:style-name="T2">Display:</text:span><text:span text:style-name="T1"> Olfac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One day</text:span></text:p>
      <text:p text:style-name="P7"><text:span text:style-name="T2">Power Points:</text:span><text:span text:style-name="T1"> Psion/wilder 13, psychic warrior 11</text:span></text:p>
      <text:p text:style-name="P7"><text:span text:style-name="T1">As </text:span><text:span text:style-name="T3">psionic mind blank </text:span><text:span text:style-name="T1">(see below), except as noted here.</text:span></text:p>
      <text:p text:style-name="P8"/>
      <text:h text:style-name="P6" text:outline-level="1"><text:soft-page-break/><text:span text:style-name="T1">Mind Blank, Psionic</text:span></text:h>
      <text:p text:style-name="P7"><text:span text:style-name="T1">Telepathy [Mind-Affecting]</text:span></text:p>
      <text:p text:style-name="P7"><text:span text:style-name="T2">Level:</text:span><text:span text:style-name="T1"> Psion/wilder 8</text:span></text:p>
      <text:p text:style-name="P7"><text:span text:style-name="T2">Display:</text:span><text:span text:style-name="T1"> Olfactory</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One day</text:span></text:p>
      <text:p text:style-name="P7"><text:span text:style-name="T2">Saving Throw:</text:span><text:span text:style-name="T1"> Will negates (harmless)</text:span></text:p>
      <text:p text:style-name="P7"><text:span text:style-name="T2">Power Resistance:</text:span><text:span text:style-name="T1"> Yes (harmless)</text:span></text:p>
      <text:p text:style-name="P7"><text:span text:style-name="T2">Power Points:</text:span><text:span text:style-name="T1"> 15</text:span></text:p>
      <text:p text:style-name="P7"><text:span text:style-name="T1">The subject is protected from all devices, powers, and spells that detect, influence, or read emotions or thoughts. This power protects against powers with the mind-affecting or scrying descriptors. </text:span><text:span text:style-name="T3">Psionic mind blank </text:span><text:span text:style-name="T1">even foils </text:span><text:span text:style-name="T3">bend reality, limited wish, miracle, reality revision, </text:span><text:span text:style-name="T1">and </text:span><text:span text:style-name="T3">wish </text:span><text:span text:style-name="T1">when they are used in such a way as to affect the subject’s mind or to gain information about it (however, </text:span><text:span text:style-name="T3">metafaculty </text:span><text:span text:style-name="T1">can pierce the protective quality of </text:span><text:span text:style-name="T3">psionic mind blank</text:span><text:span text:style-name="T1">). In the case of </text:span><text:span text:style-name="T3">remote viewing </text:span><text:span text:style-name="T1">or scrying that scans an area the creature is in, the effect works but the creature simply isn’t detected. </text:span><text:span text:style-name="T3">Remote viewing </text:span><text:span text:style-name="T1">(scrying) attempts that are targeted specifically at the subject do not work at all.</text:span></text:p>
      <text:p text:style-name="P8"/>
      <text:h text:style-name="P6" text:outline-level="1"><text:span text:style-name="T1">Mind Probe</text:span></text:h>
      <text:p text:style-name="P7"><text:span text:style-name="T1">Telepathy (Charm) [Mind-Affecting]</text:span></text:p>
      <text:p text:style-name="P7"><text:span text:style-name="T2">Level:</text:span><text:span text:style-name="T1"> Telepath 5</text:span></text:p>
      <text:p text:style-name="P7"><text:span text:style-name="T2">Display:</text:span><text:span text:style-name="T1"> Auditory, material, and visual</text:span></text:p>
      <text:p text:style-name="P7"><text:span text:style-name="T2">Manifesting Time:</text:span><text:span text:style-name="T1"> 1 minute</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1 round/level (D)</text:span></text:p>
      <text:p text:style-name="P7"><text:span text:style-name="T2">Saving Throw:</text:span><text:span text:style-name="T1"> Will partial; see text</text:span></text:p>
      <text:p text:style-name="P7"><text:span text:style-name="T2">Power Resistance:</text:span><text:span text:style-name="T1"> Yes</text:span></text:p>
      <text:p text:style-name="P7"><text:span text:style-name="T2">Power Points:</text:span><text:span text:style-name="T1"> 9</text:span></text:p>
      <text:p text:style-name="P7"><text:soft-page-break/><text:span text:style-name="T1">All the subject’s memories and knowledge are accessible to you, from memories deep below the surface to those still easily called to mind. You can learn the answer to one question per round, to the best of the subject’s knowledge. If the subject succeeds on a Will save, it is not required to answer the question; however, making a save does not end the power. You can ask the subject a new question (or the same question) in subsequent rounds for as long as the power’s duration persists.</text:span></text:p>
      <text:p text:style-name="P7"><text:span text:style-name="T1">You can probe a sleeping subject and automatically get an answer to your question. If the subject then succeeds on a Will save, it wakes after providing the answer and thereafter can resist answering by making Will saves as described above.</text:span></text:p>
      <text:p text:style-name="P7"><text:span text:style-name="T1">Subjects that do not wish to be probed can attempt to move beyond the power’s range, unless they are somehow hindered. You pose the questions telepathically, and the answers to those questions are imparted directly to your mind. You and the subject do not need to speak the same language, though less intelligent creatures may yield up only appropriate visual images in answer to your questions.</text:span></text:p>
      <text:p text:style-name="P8"/>
      <text:h text:style-name="P6" text:outline-level="1"><text:span text:style-name="T1">Mind Seed</text:span></text:h>
      <text:p text:style-name="P7"><text:span text:style-name="T1">Telepathy (Compulsion) [Evil, Mind-Affecting]</text:span></text:p>
      <text:p text:style-name="P7"><text:span text:style-name="T2">Level:</text:span><text:span text:style-name="T1"> Telepath 8</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One touched Medium or smaller humanoid</text:span></text:p>
      <text:p text:style-name="P7"><text:span text:style-name="T2">Duration:</text:span><text:span text:style-name="T1"> Instantaneous; see text</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15, XP</text:span></text:p>
      <text:p text:style-name="P7"><text:span text:style-name="T1">You impress the totality of your psyche into a subject’s subconscious. If successfully implanted, the seed of your mind “germinates” over the period of one week. During this time, the subject begins to unconsciously take on your mannerisms. </text:span></text:p>
      <text:p text:style-name="P7"><text:span text:style-name="T1">When integration is complete (after one week), the subject becomes you in mind as you were when you manifested the power, but the subject’s level is eight lower than your own. (In effect, the subject has received eight negative levels—but these are negative levels that can’t be removed.) The subject does not have any of your physical ability scores or equipment, but does have the Intelligence, Wisdom, and Charisma scores you had when you were eight levels lower. The subject also knows the powers you knew when you were eight levels lower.</text:span></text:p>
      <text:p text:style-name="P7"><text:span text:style-name="T1">While the subject is initially your mental duplicate, the two personalities diverge over time. Although the subject starts off with memories of your experiences, it possesses its original “soul” and physical body and is free to develop its own personality based on its own new experiences. Thus, the subject is not your slave or servant, but instead a nonplayer character in its own right that shares your earlier memories.</text:span></text:p>
      <text:p text:style-name="P7"><text:span text:style-name="T3">Protection from evil </text:span><text:span text:style-name="T1">or a similar spell or power can prevent you from implanting </text:span><text:span text:style-name="T3">mind seed, </text:span><text:span text:style-name="T1">or prevent a seed from germinating while the protective power lasts. Otherwise, a germinating seed can be removed (prior to germination) only by </text:span><text:span text:style-name="T3">psychic chirurgery, reality revision</text:span><text:span text:style-name="T1">, or similarly high-level effects. Manifesting </text:span><text:span text:style-name="T3">mind seed </text:span><text:span text:style-name="T1">again during the germination period also cleanses the subject’s mind.</text:span></text:p>
      <text:p text:style-name="P7"><text:span text:style-name="T3">XP Cost: </text:span><text:span text:style-name="T1">3,000 XP.</text:span></text:p>
      <text:p text:style-name="P8"/>
      <text:h text:style-name="P6" text:outline-level="1"><text:span text:style-name="T1">Mind Switch</text:span></text:h>
      <text:p text:style-name="P7"><text:span text:style-name="T1">Telepathy [Mind-Affecting]</text:span></text:p>
      <text:p text:style-name="P7"><text:span text:style-name="T2">Level:</text:span><text:span text:style-name="T1"> Telepath 6</text:span></text:p>
      <text:p text:style-name="P7"><text:soft-page-break/><text:span text:style-name="T2">Display:</text:span><text:span text:style-name="T1"> Visual</text:span></text:p>
      <text:p text:style-name="P7"><text:span text:style-name="T2">Manifesting Time:</text:span><text:span text:style-name="T1"> 1 round</text:span></text:p>
      <text:p text:style-name="P7"><text:span text:style-name="T2">Range:</text:span><text:span text:style-name="T1"> Close (25 ft. + 5 ft./2 levels)</text:span></text:p>
      <text:p text:style-name="P7"><text:span text:style-name="T2">Targets:</text:span><text:span text:style-name="T1"> You and one other creature</text:span></text:p>
      <text:p text:style-name="P7"><text:span text:style-name="T2">Duration:</text:span><text:span text:style-name="T1"> 10 min./level</text:span></text:p>
      <text:p text:style-name="P7"><text:span text:style-name="T2">Saving Throw:</text:span><text:span text:style-name="T1"> Will negates; see text</text:span></text:p>
      <text:p text:style-name="P7"><text:span text:style-name="T2">Power Resistance:</text:span><text:span text:style-name="T1"> Yes</text:span></text:p>
      <text:p text:style-name="P7"><text:span text:style-name="T2">Power Points:</text:span><text:span text:style-name="T1"> 11, XP</text:span></text:p>
      <text:p text:style-name="P7"><text:span text:style-name="T1">You can attempt to take control of a nearby living creature, forcing your mind (and soul) into its body, and its mind into your body. You can target any creature whose Hit Dice are equal to or less than your manifester level.</text:span></text:p>
      <text:p text:style-name="P7"><text:span text:style-name="T1">You possess the target’s body and force the creature’s mind into your body unless it succeeds on a Will save. You can move your mind back into your own body whenever you desire, which returns the subject’s mind to its own body and ends the power. If the manifestation succeeds, your life force occupies the host body, and the host’s life force takes over yours.</text:span></text:p>
      <text:p text:style-name="P7"><text:span text:style-name="T1">You can call on rudimentary or instinctive knowledge of the subject creature, but not upon its acquired or learned knowledge (such as skills and feats it possesses). The same is true for the subject in your body. The </text:span><text:span text:style-name="T3">mind switch </text:span><text:span text:style-name="T1">brings about the following changes.</text:span></text:p>
      <text:p text:style-name="P7"><text:span text:style-name="T1">• You gain the type of your assumed body.</text:span></text:p>
      <text:p text:style-name="P7"><text:span text:style-name="T1">• You gain the Strength, Dexterity, and Constitution scores of your assumed body.</text:span></text:p>
      <text:p text:style-name="P7"><text:span text:style-name="T1">• You gain the natural armor, natural attacks, movement, and other simple physical characteristics of your assumed body.</text:span></text:p>
      <text:p text:style-name="P7"><text:span text:style-name="T1">• You gain the extraordinary special attacks and qualities of your assumed body, but you do not gain supernatural or spell-like abilities.</text:span></text:p>
      <text:p text:style-name="P7"><text:span text:style-name="T1">• You gain the possessions and equipment of your assumed body.</text:span></text:p>
      <text:p text:style-name="P7"><text:span text:style-name="T1">• You retain your own hit points, saving throws (possibly modified by new ability scores), class abilities, supernatural and spell-like abilities, spells and powers, and skills and feats (although skill checks use your new ability scores, and you may be temporarily unable to use feats whose requirements you do not meet in your new body).</text:span></text:p>
      <text:p text:style-name="P7"><text:span text:style-name="T1">Supernatural abilities that require a certain body part may be unavailable in your new form.</text:span></text:p>
      <text:p text:style-name="P7"><text:span text:style-name="T1">If either body is killed while the power is in effect, the other participant also dies when the power ends. If one participant’s body becomes petrified, imprisoned by </text:span><text:span text:style-name="T3">temporal stasis </text:span><text:span text:style-name="T1">or </text:span><text:span text:style-name="T3">imprisonment, </text:span><text:span text:style-name="T1">or incapacitated in some other way, the other participant will be incapacitated in that way when the power ends.</text:span></text:p>
      <text:p text:style-name="P7"><text:span text:style-name="T1">A targeted </text:span><text:span text:style-name="T3">dispel psionics </text:span><text:span text:style-name="T1">(or similar spells or effects) successfully manifested on either participant causes both minds to return to their original bodies.</text:span></text:p>
      <text:p text:style-name="P7"><text:span text:style-name="T3">XP Cost: </text:span><text:span text:style-name="T1">100 XP.</text:span></text:p>
      <text:p text:style-name="P7"><text:span text:style-name="T2">Augment:</text:span><text:span text:style-name="T1"> For every 2 additional power points you spend, this power’s save DC increases by 1.</text:span></text:p>
      <text:p text:style-name="P8"/>
      <text:h text:style-name="P6" text:outline-level="1"><text:span text:style-name="T1">Mind Switch, True</text:span></text:h>
      <text:p text:style-name="P7"><text:soft-page-break/><text:span text:style-name="T1">Telepathy [Mind-Affecting]</text:span></text:p>
      <text:p text:style-name="P7"><text:span text:style-name="T2">Level:</text:span><text:span text:style-name="T1"> Telepath 9</text:span></text:p>
      <text:p text:style-name="P7"><text:span text:style-name="T2">Manifesting Time:</text:span><text:span text:style-name="T1"> 1 minute</text:span></text:p>
      <text:p text:style-name="P7"><text:span text:style-name="T2">Duration:</text:span><text:span text:style-name="T1"> Instantaneous</text:span></text:p>
      <text:p text:style-name="P7"><text:span text:style-name="T2">Saving Throw:</text:span><text:span text:style-name="T1"> Will negates; see text</text:span></text:p>
      <text:p text:style-name="P7"><text:span text:style-name="T2">Power Resistance:</text:span><text:span text:style-name="T1"> Yes</text:span></text:p>
      <text:p text:style-name="P7"><text:span text:style-name="T2">Power Points:</text:span><text:span text:style-name="T1"> 17, XP</text:span></text:p>
      <text:p text:style-name="P7"><text:span text:style-name="T1">As </text:span><text:span text:style-name="T3">mind switch, </text:span><text:span text:style-name="T1">except as noted here. You permanently exchange bodies with the subject. Since this power’s duration is instantaneous, you cannot be forced to return to your natural body by means of </text:span><text:span text:style-name="T3">dispel psionics, </text:span><text:span text:style-name="T1">an </text:span><text:span text:style-name="T3">antimagic field, </text:span><text:span text:style-name="T1">or a similar effect. If the subject’s body dies while you are in it, you are dead. The subject immediately loses one level, but otherwise survives the experience in your natural body. If your natural body dies while the subject is in it, you immediately lose one level, but you likewise survive the experience in your new body.</text:span></text:p>
      <text:p text:style-name="P7"><text:span text:style-name="T1">Your “natural” body is always considered to be the last one you switched out of. If you exchange bodies with a chain of multiple subjects, you need worry only about the welfare of the last body you switched with. In other words, if your mind is expelled from your current body, your mind returns to the last body you switched with, not to your original body. Similarly, if your original body dies but you have since switched minds with a second subject, you take no penalty. You lose a level only if the body you inhabited immediately prior to your current body is killed.</text:span></text:p>
      <text:p text:style-name="P7"><text:span text:style-name="T3">XP Cost: </text:span><text:span text:style-name="T1">10,000 XP.</text:span></text:p>
      <text:p text:style-name="P8"/>
      <text:h text:style-name="P6" text:outline-level="1"><text:span text:style-name="T1">Mind Thrust</text:span></text:h>
      <text:p text:style-name="P7"><text:span text:style-name="T1">Telepathy [Mind-Affecting]</text:span></text:p>
      <text:p text:style-name="P7"><text:span text:style-name="T2">Level:</text:span><text:span text:style-name="T1"> Psion/wilder 1</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Instantaneous</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1</text:span></text:p>
      <text:p text:style-name="P7"><text:span text:style-name="T1">You instantly deliver a massive assault on the thought pathways of any one creature, dealing 1d10 points of damage to it.</text:span></text:p>
      <text:p text:style-name="P7"><text:span text:style-name="T2">Augment:</text:span><text:span text:style-name="T1"> For every additional power point you spend, this power’s damage increases by 1d10 points. For each extra 2d10 points of damage, this power’s save DC increases by 1.</text:span></text:p>
      <text:p text:style-name="P8"><text:soft-page-break/></text:p>
      <text:h text:style-name="P6" text:outline-level="1"><text:span text:style-name="T1">Mind Trap</text:span></text:h>
      <text:p text:style-name="P7"><text:span text:style-name="T1">Telepathy [Mind-Affecting]</text:span></text:p>
      <text:p text:style-name="P7"><text:span text:style-name="T2">Level:</text:span><text:span text:style-name="T1"> Psion/wilder 3</text:span></text:p>
      <text:p text:style-name="P7"><text:span text:style-name="T2">Display:</text:span><text:span text:style-name="T1"> Auditory</text:span></text:p>
      <text:p text:style-name="P7"><text:span text:style-name="T2">Manifesting Time:</text:span><text:span text:style-name="T1"> 1 immediate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text:span></text:p>
      <text:p text:style-name="P7"><text:span text:style-name="T2">Saving Throw:</text:span><text:span text:style-name="T1"> None</text:span></text:p>
      <text:p text:style-name="P7"><text:span text:style-name="T2">Power Resistance:</text:span><text:span text:style-name="T1"> Yes (harmless)</text:span></text:p>
      <text:p text:style-name="P7"><text:span text:style-name="T2">Power Points:</text:span><text:span text:style-name="T1"> 5</text:span></text:p>
      <text:p text:style-name="P7"><text:span text:style-name="T1">You set up a trap in your mind against psionic intruders. Anyone who attacks you with a telepathy power immediately loses 1d6 power points. This power’s effect does not negate the power that is currently being used against you. You can manifest this power instantly, quickly enough to gain its benefit in an emergency. Manifesting the power is an immediate action, like manifesting a quickened power, and it counts toward the normal limit of one quickened power per round. You can use this power even when it is not your turn.</text:span></text:p>
      <text:p text:style-name="P7"><text:span text:style-name="T2">Augment:</text:span><text:span text:style-name="T1"> For every additional power point you spend, this power’s duration increases by 1 round.</text:span></text:p>
      <text:p text:style-name="P8"/>
      <text:h text:style-name="P6" text:outline-level="1"><text:span text:style-name="T1">Mindlink</text:span></text:h>
      <text:p text:style-name="P7"><text:span text:style-name="T1">Telepathy [Mind-Affecting]</text:span></text:p>
      <text:p text:style-name="P7"><text:span text:style-name="T2">Level:</text:span><text:span text:style-name="T1"> Telepath 1</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Close (25 ft. + 5 ft./2 levels); see text</text:span></text:p>
      <text:p text:style-name="P7"><text:span text:style-name="T2">Targets:</text:span><text:span text:style-name="T1"> You and one other willing creature within range that has an Intelligence score of 3 or higher</text:span></text:p>
      <text:p text:style-name="P7"><text:span text:style-name="T2">Duration:</text:span><text:span text:style-name="T1"> 10 min./level</text:span></text:p>
      <text:p text:style-name="P7"><text:span text:style-name="T2">Saving Throw:</text:span><text:span text:style-name="T1"> None; see text</text:span></text:p>
      <text:p text:style-name="P7"><text:soft-page-break/><text:span text:style-name="T2">Power Resistance:</text:span><text:span text:style-name="T1"> Yes (harmless)</text:span></text:p>
      <text:p text:style-name="P7"><text:span text:style-name="T2">Power Points:</text:span><text:span text:style-name="T1"> 1</text:span></text:p>
      <text:p text:style-name="P7"><text:span text:style-name="T1">You forge a telepathic bond with your target. You can communicate telepathically through the bond even if you do not share a common language. No special power or influence is established as a result of the bond. Once the bond is formed, it works over any distance (although not from one plane to another).</text:span></text:p>
      <text:p text:style-name="P7"><text:span text:style-name="T2">Augment:</text:span><text:span text:style-name="T1"> You can augment this power in one or both of the following ways.</text:span></text:p>
      <text:p text:style-name="P7"><text:span text:style-name="T1">1. If you spend 4 additional power points, you can attempt to create a telepathic bond with a creature that is not willing (Will save negates).</text:span></text:p>
      <text:p text:style-name="P7"><text:span text:style-name="T1">2. For every additional power point you spend, this power can affect an additional target. Any additional target cannot be more than 15 feet from another target of the power.</text:span></text:p>
      <text:p text:style-name="P8"/>
      <text:h text:style-name="P6" text:outline-level="1"><text:span text:style-name="T1">Mindlink, Thieving</text:span></text:h>
      <text:p text:style-name="P7"><text:span text:style-name="T1">Telepathy [Mind-Affecting]</text:span></text:p>
      <text:p text:style-name="P7"><text:span text:style-name="T2">Level:</text:span><text:span text:style-name="T1"> Telepath 4</text:span></text:p>
      <text:p text:style-name="P7"><text:span text:style-name="T2">Duration:</text:span><text:span text:style-name="T1"> 10 min./level (D)</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7</text:span></text:p>
      <text:p text:style-name="P7"><text:span text:style-name="T1">As </text:span><text:span text:style-name="T3">mindlink</text:span><text:span text:style-name="T1">, except that if the target is a psionic character or creature that knows powers, you can temporarily borrow a power of your choice (you are aware of what powers the subject knows, up to the highest level of power you can manifest).</text:span></text:p>
      <text:p text:style-name="P7"><text:span text:style-name="T1">Borrowing the subject’s power is a separate standard action that provokes an attack of opportunity. If that attack succeeds, the mental communication provided by this power ends immediately. The borrowed power fades from the subject’s awareness and appears within your own. You can now spend power points to manifest the borrowed power just as if it were one of your powers known. You maintain knowledge of the borrowed power until the duration of your </text:span><text:span text:style-name="T3">thieving mindlink </text:span><text:span text:style-name="T1">expires, at which time you lose knowledge of the power and the power reappears in the mind of the subject, no matter how far from you the subject is. Even if the subject is slain, you lose knowledge of the borrowed power when this power’s duration expires.</text:span></text:p>
      <text:p text:style-name="P7"><text:span text:style-name="T2">Augment:</text:span><text:span text:style-name="T1"> For every 2 additional power points you spend, this power’s save DC increases by 1.</text:span></text:p>
      <text:p text:style-name="P8"/>
      <text:h text:style-name="P6" text:outline-level="1"><text:span text:style-name="T1">Mindwipe</text:span></text:h>
      <text:p text:style-name="P7"><text:span text:style-name="T1">Telepathy [Mind-Affecting]</text:span></text:p>
      <text:p text:style-name="P7"><text:span text:style-name="T2">Level:</text:span><text:span text:style-name="T1"> Psion/wilder 4</text:span></text:p>
      <text:p text:style-name="P7"><text:span text:style-name="T2">Display:</text:span><text:span text:style-name="T1"> Auditory, mental, and visu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oft-page-break/><text:span text:style-name="T2">Target:</text:span><text:span text:style-name="T1"> One creature</text:span></text:p>
      <text:p text:style-name="P7"><text:span text:style-name="T2">Duration:</text:span><text:span text:style-name="T1"> Instantaneous</text:span></text:p>
      <text:p text:style-name="P7"><text:span text:style-name="T2">Saving Throw:</text:span><text:span text:style-name="T1"> Fortitude negates</text:span></text:p>
      <text:p text:style-name="P7"><text:span text:style-name="T2">Power Resistance:</text:span><text:span text:style-name="T1"> Yes</text:span></text:p>
      <text:p text:style-name="P7"><text:span text:style-name="T2">Power Points:</text:span><text:span text:style-name="T1"> 7</text:span></text:p>
      <text:p text:style-name="P7"><text:span text:style-name="T1">You partially wipe your victim’s mind of past experiences, bestowing two negative levels upon it. If the subject has at least as many negative levels as Hit Dice, it dies. For each negative level it gains, a psionic creature loses knowledge of one power from its highest available level, and a number of power points from its maximum power point total sufficient to manifest that power. The effects of multiple negative levels stack.</text:span></text:p>
      <text:p text:style-name="P7"><text:span text:style-name="T1">If the subject survives, it loses these two negative levels after 1 hour. (No Fortitude save is necessary to avoid gaining the negative level permanently.)</text:span></text:p>
      <text:p text:style-name="P7"><text:span text:style-name="T2">Augment:</text:span><text:span text:style-name="T1"> You can manifest this power in one or both of the following ways.</text:span></text:p>
      <text:p text:style-name="P7"><text:span text:style-name="T1">1. For every 2 additional power points you spend, this power’s save DC increases by 1.</text:span></text:p>
      <text:p text:style-name="P7"><text:span text:style-name="T1">2. For every 3 additional power points you spend, this power bestows an additional negative level on the subject.</text:span></text:p>
      <text:p text:style-name="P8"/>
      <text:h text:style-name="P6" text:outline-level="1"><text:span text:style-name="T1">Minor Creation, Psionic</text:span></text:h>
      <text:p text:style-name="P7"><text:span text:style-name="T1">Metacreativity (Creation)</text:span></text:p>
      <text:p text:style-name="P7"><text:span text:style-name="T2">Level:</text:span><text:span text:style-name="T1"> Shaper 1</text:span></text:p>
      <text:p text:style-name="P7"><text:span text:style-name="T2">Display:</text:span><text:span text:style-name="T1"> Material</text:span></text:p>
      <text:p text:style-name="P7"><text:span text:style-name="T2">Manifesting Time:</text:span><text:span text:style-name="T1"> 1 minute</text:span></text:p>
      <text:p text:style-name="P7"><text:span text:style-name="T2">Range:</text:span><text:span text:style-name="T1"> 0 ft.</text:span></text:p>
      <text:p text:style-name="P7"><text:span text:style-name="T2">Effect:</text:span><text:span text:style-name="T1"> Unattended, nonpsionic, nonmagical object of nonliving plant matter, up to 1 cu. ft./level</text:span></text:p>
      <text:p text:style-name="P7"><text:span text:style-name="T2">Duration:</text:span><text:span text:style-name="T1"> 1 hour/level (D)</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1</text:span></text:p>
      <text:p text:style-name="P7"><text:span text:style-name="T1">As the </text:span><text:span text:style-name="T3">minor creation </text:span><text:span text:style-name="T1">spell, except as noted here.</text:span></text:p>
      <text:p text:style-name="P8"/>
      <text:h text:style-name="P6" text:outline-level="1"><text:soft-page-break/><text:span text:style-name="T1">Missive</text:span></text:h>
      <text:p text:style-name="P7"><text:span text:style-name="T1">Telepathy [Mind-Affecting, Language-Dependent]</text:span></text:p>
      <text:p text:style-name="P7"><text:span text:style-name="T2">Level:</text:span><text:span text:style-name="T1"> Psion/wilder 1</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Effect:</text:span><text:span text:style-name="T1"> Mental message delivered to subject</text:span></text:p>
      <text:p text:style-name="P7"><text:span text:style-name="T2">Saving Throw:</text:span><text:span text:style-name="T1"> None</text:span></text:p>
      <text:p text:style-name="P7"><text:span text:style-name="T2">Power Resistance:</text:span><text:span text:style-name="T1"> Yes</text:span></text:p>
      <text:p text:style-name="P7"><text:span text:style-name="T2">Power Points:</text:span><text:span text:style-name="T1"> 1</text:span></text:p>
      <text:p text:style-name="P7"><text:span text:style-name="T1">You send a telepathic message of up to ten words to any living creature within range. </text:span><text:span text:style-name="T3">Missive </text:span><text:span text:style-name="T1">is strictly a one-way exchange from you to the subject. If you do not share a common language, the subject “hears” meaningless mental syllables.</text:span></text:p>
      <text:p text:style-name="P7"><text:span text:style-name="T2">Augment:</text:span><text:span text:style-name="T1"> For every 2 additional power points you spend, this power’s range increases by 5 feet and its save DC increases by 1.</text:span></text:p>
      <text:p text:style-name="P8"/>
      <text:h text:style-name="P6" text:outline-level="1"><text:span text:style-name="T1">Missive, Mass</text:span></text:h>
      <text:p text:style-name="P7"><text:span text:style-name="T1">Telepathy [Mind-Affecting, Language-Dependent]</text:span></text:p>
      <text:p text:style-name="P7"><text:span text:style-name="T2">Level:</text:span><text:span text:style-name="T1"> Psion/wilder 2</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Long (400 ft. + 40 ft./level)</text:span></text:p>
      <text:p text:style-name="P7"><text:span text:style-name="T2">Targets:</text:span><text:span text:style-name="T1"> All creatures in a 400 ft. + 40 ft./level radius centered on you; see text</text:span></text:p>
      <text:p text:style-name="P7"><text:span text:style-name="T2">Effect:</text:span><text:span text:style-name="T1"> Mental message delivered to subjects</text:span></text:p>
      <text:p text:style-name="P7"><text:span text:style-name="T2">Saving Throw:</text:span><text:span text:style-name="T1"> Will negates (harmless)</text:span></text:p>
      <text:p text:style-name="P7"><text:span text:style-name="T2">Power Resistance:</text:span><text:span text:style-name="T1"> Yes (harmless)</text:span></text:p>
      <text:p text:style-name="P7"><text:soft-page-break/><text:span text:style-name="T2">Power Points:</text:span><text:span text:style-name="T1"> 3</text:span></text:p>
      <text:p text:style-name="P7"><text:span text:style-name="T1">You send a telepathic message of up to twenty-five words to all creatures within range. You can include or exclude from this broadcast any creature you can see, as well as any creature that you know or know of. </text:span><text:span text:style-name="T3">Mass missive </text:span><text:span text:style-name="T1">is strictly a one-way exchange from you to the subjects. If you do not share a common language, the subjects “hear” meaningless mental syllables.</text:span></text:p>
      <text:p text:style-name="P7"><text:span text:style-name="T2">Augment:</text:span><text:span text:style-name="T1"> For every 2 additional power points you spend, this power’s range increases by 40 feet and its save DC increases by 1.</text:span></text:p>
      <text:p text:style-name="P8"/>
      <text:h text:style-name="P6" text:outline-level="1"><text:span text:style-name="T1">Modify Memory, Psionic</text:span></text:h>
      <text:p text:style-name="P7"><text:span text:style-name="T1">Telepathy (Compulsion) [Mind-Affecting]</text:span></text:p>
      <text:p text:style-name="P7"><text:span text:style-name="T2">Level:</text:span><text:span text:style-name="T1"> Telepath 4</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Permanent</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7</text:span></text:p>
      <text:p text:style-name="P7"><text:span text:style-name="T1">As the </text:span><text:span text:style-name="T3">modify memory </text:span><text:span text:style-name="T1">spell, except as noted here.</text:span></text:p>
      <text:p text:style-name="P8"/>
      <text:h text:style-name="P6" text:outline-level="1"><text:span text:style-name="T1">Moment of Prescience, Psionic</text:span></text:h>
      <text:p text:style-name="P7"><text:span text:style-name="T1">Clairsentience</text:span></text:p>
      <text:p text:style-name="P7"><text:span text:style-name="T2">Level:</text:span><text:span text:style-name="T1"> Psion/wilder 7</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oft-page-break/><text:span text:style-name="T2">Duration:</text:span><text:span text:style-name="T1"> 1 round/level or until discharged</text:span></text:p>
      <text:p text:style-name="P7"><text:span text:style-name="T2">Power Points:</text:span><text:span text:style-name="T1"> 13</text:span></text:p>
      <text:p text:style-name="P7"><text:span text:style-name="T1">As the </text:span><text:span text:style-name="T3">moment of prescience </text:span><text:span text:style-name="T1">spell, except as noted here.</text:span></text:p>
      <text:p text:style-name="P8"/>
      <text:h text:style-name="P6" text:outline-level="1"><text:span text:style-name="T1">My Light</text:span></text:h>
      <text:p text:style-name="P7"><text:span text:style-name="T1">Psychokinesis [Light]</text:span></text:p>
      <text:p text:style-name="P7"><text:span text:style-name="T2">Level:</text:span><text:span text:style-name="T1"> Psion/wilder 1, psychic warrior 1</text:span></text:p>
      <text:p text:style-name="P7"><text:span text:style-name="T2">Display:</text:span><text:span text:style-name="T1"> Auditory and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Effect:</text:span><text:span text:style-name="T1"> 20-ft. cone of light emanating from you</text:span></text:p>
      <text:p text:style-name="P7"><text:span text:style-name="T2">Duration:</text:span><text:span text:style-name="T1"> 10 min./level (D)</text:span></text:p>
      <text:p text:style-name="P7"><text:span text:style-name="T2">Power Points:</text:span><text:span text:style-name="T1"> 1</text:span></text:p>
      <text:p text:style-name="P7"><text:span text:style-name="T1">Your eyes beam forth a 20-foot cone of light. You and other creatures can see normally in the light. If you walk into an area filled with psionic or magical darkness, </text:span><text:span text:style-name="T3">my light </text:span><text:span text:style-name="T1">goes dark while you stay within that area.</text:span></text:p>
      <text:p text:style-name="P7"><text:span text:style-name="T1">If </text:span><text:span text:style-name="T3">my light </text:span><text:span text:style-name="T1">is used in conjunction with </text:span><text:span text:style-name="T3">elfsight</text:span><text:span text:style-name="T1">, the cone of light extends out to 40 feet instead of 20 feet.</text:span></text:p>
      <text:p text:style-name="P7"><text:span text:style-name="T2">Augment:</text:span><text:span text:style-name="T1"> If you spend 2 additional power points, you can manifest this power as a swift action.</text:span></text:p>
      <text:p text:style-name="P8"/>
      <text:h text:style-name="P6" text:outline-level="1"><text:span text:style-name="T1">Null Psionics Field</text:span></text:h>
      <text:p text:style-name="P7"><text:span text:style-name="T1">Psychokinesis</text:span></text:p>
      <text:p text:style-name="P7"><text:span text:style-name="T2">Level:</text:span><text:span text:style-name="T1"> Kineticist 6</text:span></text:p>
      <text:p text:style-name="P7"><text:span text:style-name="T2">Display:</text:span><text:span text:style-name="T1"> Auditory and visual</text:span></text:p>
      <text:p text:style-name="P7"><text:span text:style-name="T2">Manifesting Time:</text:span><text:span text:style-name="T1"> 1 standard action</text:span></text:p>
      <text:p text:style-name="P7"><text:span text:style-name="T2">Range:</text:span><text:span text:style-name="T1"> 10 ft.</text:span></text:p>
      <text:p text:style-name="P7"><text:span text:style-name="T2">Area:</text:span><text:span text:style-name="T1"> 10-ft.-radius emanation centered on you</text:span></text:p>
      <text:p text:style-name="P7"><text:soft-page-break/><text:span text:style-name="T2">Duration:</text:span><text:span text:style-name="T1"> 10 min./level (D)</text:span></text:p>
      <text:p text:style-name="P7"><text:span text:style-name="T2">Saving Throw:</text:span><text:span text:style-name="T1"> None</text:span></text:p>
      <text:p text:style-name="P7"><text:span text:style-name="T2">Power Resistance:</text:span><text:span text:style-name="T1"> See text</text:span></text:p>
      <text:p text:style-name="P7"><text:span text:style-name="T2">Power Points:</text:span><text:span text:style-name="T1"> 11</text:span></text:p>
      <text:p text:style-name="P7"><text:span text:style-name="T1">An invisible barrier surrounds you and moves with you. The space within this barrier is impervious to most psionic effects, including powers, psi-like abilities, and supernatural abilities. Likewise, it prevents the functioning of any psionic items or powers within its confines. A </text:span><text:span text:style-name="T3">null psionics field </text:span><text:span text:style-name="T1">suppresses any power or psionic effect used within, brought into, or manifested into its area, but does not negate it. Time spent within a </text:span><text:span text:style-name="T3">null psionics field </text:span><text:span text:style-name="T1">counts against a suppressed effect’s duration.</text:span></text:p>
      <text:p text:style-name="P7"><text:span text:style-name="T1">Astral constructs and summoned creatures wink out if they enter a </text:span><text:span text:style-name="T3">null psionics field</text:span><text:span text:style-name="T1">. They reappear in the same spot once the field goes away. Time spent winked out counts normally against the duration of the power that is maintaining the construct or summoned creature.</text:span></text:p>
      <text:p text:style-name="P7"><text:span text:style-name="T1">Creation powers with instantaneous durations and calling powers are not affected by a </text:span><text:span text:style-name="T3">null psionics field </text:span><text:span text:style-name="T1">because the power itself is no longer in effect, only its result.</text:span></text:p>
      <text:p text:style-name="P7"><text:span text:style-name="T1">A normal creature (a normally encountered construct rather than a created one, for instance) can enter the area, as can normal missiles. Furthermore, while a psionic sword does not function psionically within the area, it is still a sword (and a masterwork sword at that). The power has no effect on golems and other constructs that are imbued with magic during their creation process and are thereafter self-supporting (unless they have been summoned or have a limited duration, in which case they are treated like any other summoned creatures). Elementals, corporeal undead, and outsiders are likewise unaffected unless summoned. These creatures’ spell-like or supernatural abilities, however, may be temporarily nullified by the field.</text:span></text:p>
      <text:p text:style-name="P7"><text:span text:style-name="T3">Dispel psionics </text:span><text:span text:style-name="T1">does not remove the field. Two or more </text:span><text:span text:style-name="T3">null psionics fields </text:span><text:span text:style-name="T1">sharing any of the same space have no effect on each other. Certain powers may be unaffected by </text:span><text:span text:style-name="T3">null psionics field </text:span><text:span text:style-name="T1">(see the individual power descriptions). Artifacts and deities are unaffected by mortal power such as this. Should a creature’s space extend across the boundary of the area enclosed by the field, any part of the creature that lies outside the effect is unaffected by the field.</text:span></text:p>
      <text:p text:style-name="P8"/>
      <text:h text:style-name="P6" text:outline-level="1"><text:span text:style-name="T1">Oak Body</text:span></text:h>
      <text:p text:style-name="P7"><text:span text:style-name="T1">Psychometabolism</text:span></text:p>
      <text:p text:style-name="P7"><text:span text:style-name="T2">Level:</text:span><text:span text:style-name="T1"> Psion/wilder 7, psychic warrior 5</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text:span></text:p>
      <text:p text:style-name="P7"><text:span text:style-name="T2">Power Points:</text:span><text:span text:style-name="T1"> Psion/wilder 13, psychic warrior 9</text:span></text:p>
      <text:p text:style-name="P7"><text:span text:style-name="T1">This power transforms your body into living oak, which grants you several advantages.</text:span></text:p>
      <text:p text:style-name="P7"><text:span text:style-name="T1">You gain damage reduction 10/ slashing and a +5 bonus to natural armor that overlaps (does not stack with) any natural armor bonus you may already have. You are immune to ability damage, blindness, deafness, disease, drowning, poison, stunning, and all powers, spells, or attacks that affect your physiology or respiration, because you have no physiology or respiration while this power is in effect.</text:span></text:p>
      <text:p text:style-name="P7"><text:span text:style-name="T1">You take only half damage from cold effects of all kinds. However, you become susceptible to all special attacks that affect wood, and you gain vulnerability to fire.</text:span></text:p>
      <text:p text:style-name="P7"><text:span text:style-name="T1">You gain a +4 enhancement bonus to Strength, but you take a –2 penalty to Dexterity (to a minimum Dexterity score of 1), and your speed is reduced to half normal. You can speak but cannot drink (and thus can’t use potions) or play wind instruments. You have an armor check penalty of –4 and an arcane spell failure chance of 25%.</text:span></text:p>
      <text:p text:style-name="P7"><text:span text:style-name="T1">Your unarmed attacks deal damage equal to a club sized for you (1d4 for Small characters, 1d6 for Medium characters), and you are considered armed when making unarmed attacks. When you make a full attack against an object or structure using your unarmed strike, you deal double damage.</text:span></text:p>
      <text:p text:style-name="P7"><text:soft-page-break/><text:span text:style-name="T2">Augment:</text:span><text:span text:style-name="T1"> For every additional power point you spend, this power’s duration increases by 1 minute.</text:span></text:p>
      <text:p text:style-name="P8"/>
      <text:h text:style-name="P6" text:outline-level="1"><text:span text:style-name="T1">Object Reading</text:span></text:h>
      <text:p text:style-name="P7"><text:span text:style-name="T1">Clairsentience</text:span></text:p>
      <text:p text:style-name="P7"><text:span text:style-name="T2">Level:</text:span><text:span text:style-name="T1"> Seer 2</text:span></text:p>
      <text:p text:style-name="P7"><text:span text:style-name="T2">Display:</text:span><text:span text:style-name="T1"> Auditory and material</text:span></text:p>
      <text:p text:style-name="P7"><text:span text:style-name="T2">Manifesting Time:</text:span><text:span text:style-name="T1"> 1 minute</text:span></text:p>
      <text:p text:style-name="P7"><text:span text:style-name="T2">Range:</text:span><text:span text:style-name="T1"> Touch</text:span></text:p>
      <text:p text:style-name="P7"><text:span text:style-name="T2">Target:</text:span><text:span text:style-name="T1"> Object touched</text:span></text:p>
      <text:p text:style-name="P7"><text:span text:style-name="T2">Duration:</text:span><text:span text:style-name="T1"> Concentration, up to 10 min./level (D)</text:span></text:p>
      <text:p text:style-name="P7"><text:span text:style-name="T2">Saving Throw:</text:span><text:span text:style-name="T1"> None</text:span></text:p>
      <text:p text:style-name="P7"><text:span text:style-name="T2">Power Resistance:</text:span><text:span text:style-name="T1"> Yes</text:span></text:p>
      <text:p text:style-name="P7"><text:span text:style-name="T2">Power Points:</text:span><text:span text:style-name="T1"> 3</text:span></text:p>
      <text:p text:style-name="P7"><text:span text:style-name="T1">You can learn details of an inanimate object’s previous owner. Objects accumulate psychic impressions left by their previous owners, which can be read by use of this power. The amount of information revealed depends on how long you study a particular object.</text:span></text:p>
      <text:p text:style-name="P7"><text:span text:style-name="T3">1st Minute: </text:span><text:span text:style-name="T1">Last owner’s race.</text:span></text:p>
      <text:p text:style-name="P7"><text:span text:style-name="T3">2nd Minute: </text:span><text:span text:style-name="T1">Last owner’s gender.</text:span></text:p>
      <text:p text:style-name="P7"><text:span text:style-name="T3">3rd Minute: </text:span><text:span text:style-name="T1">Last owner’s age.</text:span></text:p>
      <text:p text:style-name="P7"><text:span text:style-name="T3">4th Minute: </text:span><text:span text:style-name="T1">Last owner’s alignment.</text:span></text:p>
      <text:p text:style-name="P7"><text:span text:style-name="T3">5th Minute: </text:span><text:span text:style-name="T1">How last owner gained and lost the object.</text:span></text:p>
      <text:p text:style-name="P7"><text:span text:style-name="T3">6th+ Minute: </text:span><text:span text:style-name="T1">Next-to-last owner’s race, and so on.</text:span></text:p>
      <text:p text:style-name="P7"><text:span text:style-name="T1">The power always correctly identifies the last owner of the item, and the original owner (if you keep the power active long enough).</text:span></text:p>
      <text:p text:style-name="P7"><text:span text:style-name="T1">There is a 90% chance that this power will successfully identify all other former owners in sequence, but there is a 10% chance that one former owner will be skipped and thus not identified.</text:span></text:p>
      <text:p text:style-name="P7"><text:span text:style-name="T1">This power will not identify casual users as owners. (Anyone who uses an object to attack someone or something is not thereafter considered a casual user.)</text:span></text:p>
      <text:p text:style-name="P7"><text:span text:style-name="T1">An object without any previous owners reveals no information. You can continue to run through a list of previous owners and learn details about them as long as the power’s duration lasts. If you use this power additional times on the same object, the information yielded is the same as if you were using the power on the object for the first time.</text:span></text:p>
      <text:p text:style-name="P7"><text:soft-page-break/><text:span text:style-name="T2">Augment:</text:span><text:span text:style-name="T1"> For every additional power point you spend, this power’s maximum duration increases by 10 minutes.</text:span></text:p>
      <text:p text:style-name="P8"/>
      <text:h text:style-name="P6" text:outline-level="1"><text:span text:style-name="T1">Overland Flight, Psionic</text:span></text:h>
      <text:p text:style-name="P7"><text:span text:style-name="T1">Psychoportation</text:span></text:p>
      <text:p text:style-name="P7"><text:span text:style-name="T2">Level:</text:span><text:span text:style-name="T1"> Psion/wilder 6</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hour/level (D)</text:span></text:p>
      <text:p text:style-name="P7"><text:span text:style-name="T2">Power Points:</text:span><text:span text:style-name="T1"> 11</text:span></text:p>
      <text:p text:style-name="P7"><text:span text:style-name="T1">As the </text:span><text:span text:style-name="T3">overland flight </text:span><text:span text:style-name="T1">spell, except as noted here.</text:span></text:p>
      <text:p text:style-name="P8"/>
      <text:h text:style-name="P6" text:outline-level="1"><text:span text:style-name="T1">Painful Strike</text:span></text:h>
      <text:p text:style-name="P7"><text:span text:style-name="T1">Psychometabolism</text:span></text:p>
      <text:p text:style-name="P7"><text:span text:style-name="T2">Level:</text:span><text:span text:style-name="T1"> Psychic warrior 2</text:span></text:p>
      <text:p text:style-name="P7"><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level</text:span></text:p>
      <text:p text:style-name="P7"><text:span text:style-name="T2">Power Points:</text:span><text:span text:style-name="T1"> 3</text:span></text:p>
      <text:p text:style-name="P7"><text:span text:style-name="T1">Your natural weapons cause additional pain. Each successful attack you make with a natural weapon deals an extra 1d6 points of nonlethal damage to the target.</text:span></text:p>
      <text:p text:style-name="P7"><text:span text:style-name="T2">Augment:</text:span><text:span text:style-name="T1"> If you spend 6 additional power points, you can manifest this power as a swift action.</text:span></text:p>
      <text:p text:style-name="P8"><text:soft-page-break/></text:p>
      <text:h text:style-name="P6" text:outline-level="1"><text:span text:style-name="T1">Personality Parasite</text:span></text:h>
      <text:p text:style-name="P7"><text:span text:style-name="T1">Telepathy [Mind-Affecting]</text:span></text:p>
      <text:p text:style-name="P7"><text:span text:style-name="T2">Level:</text:span><text:span text:style-name="T1"> Psion/wilder 4</text:span></text:p>
      <text:p text:style-name="P7"><text:span text:style-name="T2">Display:</text:span><text:span text:style-name="T1"> Auditory and visual</text:span></text:p>
      <text:p text:style-name="P7"><text:span text:style-name="T2">Manifesting Time:</text:span><text:span text:style-name="T1"> 1 standard action</text:span></text:p>
      <text:p text:style-name="P7"><text:span text:style-name="T2">Range:</text:span><text:span text:style-name="T1"> Medium (100 ft. + 10 ft./ level)</text:span></text:p>
      <text:p text:style-name="P7"><text:span text:style-name="T2">Target:</text:span><text:span text:style-name="T1"> One Medium or smaller humanoid</text:span></text:p>
      <text:p text:style-name="P7"><text:span text:style-name="T2">Duration:</text:span><text:span text:style-name="T1"> 1 round/level (D)</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7</text:span></text:p>
      <text:p text:style-name="P7"><text:span text:style-name="T1">You attempt to briefly partition the mind of your foe, calving off a minor personality that is antagonistic to the main personality. The parasitic personality functions with complete autonomy from the main personality. It does not control the body physically, but it can take one standard action each round that is purely mental, such as manifesting a power, in the same turn that the subject takes its normal actions.</text:span></text:p>
      <text:p text:style-name="P7"><text:span text:style-name="T1">The parasitic personality manifests powers using the subject’s power point reserve and known powers, but can only manifest powers three or more levels lower than the highest level of power the subject can normally manifest. </text:span></text:p>
      <text:p text:style-name="P7"><text:span text:style-name="T1">The parasitic personality actively attempts to manifest powers that negatively impact the subject, using the highest-level powers possible (so as to deplete the subject’s power point reserve), and the most deadly to the subject. You do not have control over what the parasitic personality does, though it always works against the interest of the subject.</text:span></text:p>
      <text:p text:style-name="P7"><text:span text:style-name="T1">Both minds communicate with each other telepathically. If a creature is targeted by a compulsion or charm effect while under the effect of this power, it can make a second saving throw if the first one fails. If both saving throws fail, then this power ends and the creature is affected by the charm or compulsion effect.</text:span></text:p>
      <text:p text:style-name="P7"><text:span text:style-name="T1">The parasitic personality does not gain any advantages if the main personality is subjected to a </text:span><text:span text:style-name="T3">haste </text:span><text:span text:style-name="T1">or </text:span><text:span text:style-name="T3">schism </text:span><text:span text:style-name="T1">effect.</text:span></text:p>
      <text:p text:style-name="P8"/>
      <text:h text:style-name="P6" text:outline-level="1"><text:span text:style-name="T1">Phase Door, Psionic</text:span></text:h>
      <text:p text:style-name="P7"><text:span text:style-name="T1">Psychoportation</text:span></text:p>
      <text:p text:style-name="P7"><text:span text:style-name="T2">Level:</text:span><text:span text:style-name="T1"> Psion/wilder 7</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0 ft.</text:span></text:p>
      <text:p text:style-name="P7"><text:soft-page-break/><text:span text:style-name="T2">Effect:</text:span><text:span text:style-name="T1"> Ethereal 5-ft. by 8-ft. opening, 10 ft. deep + 5 ft. deep per three levels</text:span></text:p>
      <text:p text:style-name="P7"><text:span text:style-name="T2">Duration:</text:span><text:span text:style-name="T1"> One usage per two levels</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13</text:span></text:p>
      <text:p text:style-name="P7"><text:span text:style-name="T1">As the </text:span><text:span text:style-name="T3">phase door </text:span><text:span text:style-name="T1">spell, except as noted here. This power is subject to </text:span><text:span text:style-name="T3">dispel psionics.</text:span></text:p>
      <text:p text:style-name="P8"/>
      <text:h text:style-name="P6" text:outline-level="1"><text:span text:style-name="T1">Plane Shift, Psionic</text:span></text:h>
      <text:p text:style-name="P7"><text:span text:style-name="T1">Psychoportation</text:span></text:p>
      <text:p text:style-name="P7"><text:span text:style-name="T2">Level:</text:span><text:span text:style-name="T1"> Psion/wilder 5</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s:</text:span><text:span text:style-name="T1"> Willing creature touched, or up to eight willing creatures joining hands</text:span></text:p>
      <text:p text:style-name="P7"><text:span text:style-name="T2">Duration:</text:span><text:span text:style-name="T1"> Instantaneous</text:span></text:p>
      <text:p text:style-name="P7"><text:span text:style-name="T2">Power Points:</text:span><text:span text:style-name="T1"> 9</text:span></text:p>
      <text:p text:style-name="P7"><text:span text:style-name="T1">As the </text:span><text:span text:style-name="T3">plane shift </text:span><text:span text:style-name="T1">spell, except as noted here.</text:span></text:p>
      <text:p text:style-name="P8"/>
      <text:h text:style-name="P6" text:outline-level="1"><text:span text:style-name="T1">Power Leech</text:span></text:h>
      <text:p text:style-name="P7"><text:span text:style-name="T1">Telepathy (Compulsion) [Mind-Affecting]</text:span></text:p>
      <text:p text:style-name="P7"><text:span text:style-name="T2">Level:</text:span><text:span text:style-name="T1"> Psion/wilder 4</text:span></text:p>
      <text:p text:style-name="P7"><text:span text:style-name="T2">Display:</text:span><text:span text:style-name="T1"> Visual; see text</text:span></text:p>
      <text:p text:style-name="P7"><text:span text:style-name="T2">Manifesting Time:</text:span><text:span text:style-name="T1"> 1 standard action</text:span></text:p>
      <text:p text:style-name="P7"><text:span text:style-name="T2">Range:</text:span><text:span text:style-name="T1"> Close (25 ft. + 5 ft./2 levels)</text:span></text:p>
      <text:p text:style-name="P7"><text:soft-page-break/><text:span text:style-name="T2">Target:</text:span><text:span text:style-name="T1"> Any psionic creature</text:span></text:p>
      <text:p text:style-name="P7"><text:span text:style-name="T2">Duration:</text:span><text:span text:style-name="T1"> Concentration, up to 1 round/level; see text</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7</text:span></text:p>
      <text:p text:style-name="P7"><text:span text:style-name="T1">Your brow erupts with an arc of crackling dark energy that connects with your foe, draining it of 1d6 power points and adding 1 of those points to your reserve (unless that gain would cause you to exceed your maximum). </text:span></text:p>
      <text:p text:style-name="P7"><text:span text:style-name="T1">The drain continues in each round you maintain concentration while the subject of the drain remains in range. If the subject is drained to 0 power points, this power ends.</text:span></text:p>
      <text:p text:style-name="P7"><text:span text:style-name="T1">Concentrating to maintain </text:span><text:span text:style-name="T3">power leech </text:span><text:span text:style-name="T1">is a full-round action (you can take no other actions aside from a 5-foot step) instead of a standard action.</text:span></text:p>
      <text:p text:style-name="P8"/>
      <text:h text:style-name="P6" text:outline-level="1"><text:span text:style-name="T1">Power Resistance</text:span></text:h>
      <text:p text:style-name="P7"><text:span text:style-name="T1">Clairsentience</text:span></text:p>
      <text:p text:style-name="P7"><text:span text:style-name="T2">Level:</text:span><text:span text:style-name="T1"> Psion/wilder 5</text:span></text:p>
      <text:p text:style-name="P7"><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Creature touched</text:span></text:p>
      <text:p text:style-name="P7"><text:span text:style-name="T2">Duration:</text:span><text:span text:style-name="T1"> 1 min./level</text:span></text:p>
      <text:p text:style-name="P7"><text:span text:style-name="T2">Saving Throw:</text:span><text:span text:style-name="T1"> Will negates (harmless)</text:span></text:p>
      <text:p text:style-name="P7"><text:span text:style-name="T2">Power Resistance:</text:span><text:span text:style-name="T1"> Yes (harmless)</text:span></text:p>
      <text:p text:style-name="P7"><text:span text:style-name="T2">Power Points:</text:span><text:span text:style-name="T1"> 9</text:span></text:p>
      <text:p text:style-name="P7"><text:span text:style-name="T1">The creature gains power resistance equal to 12 + your manifester level. </text:span></text:p>
      <text:p text:style-name="P8"/>
      <text:h text:style-name="P6" text:outline-level="1"><text:span text:style-name="T1">Precognition</text:span></text:h>
      <text:p text:style-name="P7"><text:span text:style-name="T1">Clairsentience</text:span></text:p>
      <text:p text:style-name="P7"><text:soft-page-break/><text:span text:style-name="T2">Level:</text:span><text:span text:style-name="T1"> Seer 1</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0 min./level</text:span></text:p>
      <text:p text:style-name="P7"><text:span text:style-name="T2">Power Points:</text:span><text:span text:style-name="T1"> 1</text:span></text:p>
      <text:p text:style-name="P7"><text:span text:style-name="T3">Precognition </text:span><text:span text:style-name="T1">allows your mind to glimpse fragments of potential future events—what you see will probably happen if no one takes action to change it. However, your vision is incomplete, and it makes no real sense until the actual events you glimpsed begin to unfold. That’s when everything begins to come together, and you can act, if you act swiftly, on the information you previously received when you manifested this power. </text:span></text:p>
      <text:p text:style-name="P7"><text:span text:style-name="T1">In practice, manifesting this power grants you a “precognitive edge.” Normally, you can have only a single precognitive edge at one time. You must use your edge within a period of no more than 10 minutes per level, at which time your preknowledge fades and you lose your edge.</text:span></text:p>
      <text:p text:style-name="P7"><text:span text:style-name="T1">You can use your precognitive edge in a variety of ways. Essentially, the edge translates into a +2 insight bonus that you can apply at any time to either an attack roll, a damage roll, a saving throw, or a skill check. You can elect to apply the bonus to the roll after you determine that your unmodified roll is lower than desired.</text:span></text:p>
      <text:p text:style-name="P8"/>
      <text:h text:style-name="P6" text:outline-level="1"><text:span text:style-name="T1">Precognition, Defensive</text:span></text:h>
      <text:p text:style-name="P7"><text:span text:style-name="T1">Clairsentience</text:span></text:p>
      <text:p text:style-name="P7"><text:span text:style-name="T2">Level:</text:span><text:span text:style-name="T1"> Psion/wilder 1, psychic warrior 1</text:span></text:p>
      <text:p text:style-name="P7"><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text:span></text:p>
      <text:p text:style-name="P7"><text:span text:style-name="T2">Power Points:</text:span><text:span text:style-name="T1"> 1</text:span></text:p>
      <text:p text:style-name="P7"><text:span text:style-name="T1">Your awareness extends a fraction of a second into the future, allowing you to better evade an opponent’s blows.</text:span></text:p>
      <text:p text:style-name="P7"><text:span text:style-name="T1">You gain a +1 insight bonus to AC and on all saving throws. If caught in a situation where your Dexterity bonus isn’t applied to your Armor Class, this bonus to AC and saving throws does not apply.</text:span></text:p>
      <text:p text:style-name="P7"><text:span text:style-name="T2">Augment:</text:span><text:span text:style-name="T1"> You can augment this power in one or both of the following ways.</text:span></text:p>
      <text:p text:style-name="P7"><text:span text:style-name="T1">1. For every 3 additional power points you spend, the insight bonus gained increases by 1.</text:span></text:p>
      <text:p text:style-name="P7"><text:soft-page-break/><text:span text:style-name="T1">2. If you spend 6 additional power points, you can manifest this power as a swift action.</text:span></text:p>
      <text:p text:style-name="P8"/>
      <text:h text:style-name="P6" text:outline-level="1"><text:span text:style-name="T1">Precognition, Greater</text:span></text:h>
      <text:p text:style-name="P7"><text:span text:style-name="T1">Clairsentience</text:span></text:p>
      <text:p text:style-name="P7"><text:span text:style-name="T2">Level:</text:span><text:span text:style-name="T1"> Seer 6</text:span></text:p>
      <text:p text:style-name="P7"><text:span text:style-name="T2">Display:</text:span><text:span text:style-name="T1"> Auditory and visual</text:span></text:p>
      <text:p text:style-name="P7"><text:span text:style-name="T2">Manifesting Time:</text:span><text:span text:style-name="T1"> 10 minutes</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hour/level</text:span></text:p>
      <text:p text:style-name="P7"><text:span text:style-name="T2">Power Points:</text:span><text:span text:style-name="T1"> 11</text:span></text:p>
      <text:p text:style-name="P7"><text:span text:style-name="T1">As </text:span><text:span text:style-name="T3">precognition, </text:span><text:span text:style-name="T1">except as noted here. </text:span></text:p>
      <text:p text:style-name="P7"><text:span text:style-name="T1">You gain a +4 insight bonus instead of a +2 bonus.</text:span></text:p>
      <text:p text:style-name="P8"/>
      <text:h text:style-name="P6" text:outline-level="1"><text:span text:style-name="T1">Precognition, Offensive</text:span></text:h>
      <text:p text:style-name="P7"><text:span text:style-name="T1">Clairsentience</text:span></text:p>
      <text:p text:style-name="P7"><text:span text:style-name="T2">Level:</text:span><text:span text:style-name="T1"> Psion/wilder 1, psychic warrior 1</text:span></text:p>
      <text:p text:style-name="P7"><text:span text:style-name="T2">Display:</text:span><text:span text:style-name="T1"> Material and visual</text:span></text:p>
      <text:p text:style-name="P7"><text:span text:style-name="T2">Manifesting Time:</text:span><text:span text:style-name="T1"> 1 standard action; see text</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text:span></text:p>
      <text:p text:style-name="P7"><text:span text:style-name="T2">Power Points:</text:span><text:span text:style-name="T1"> 1</text:span></text:p>
      <text:p text:style-name="P7"><text:span text:style-name="T1">Your awareness extends a fraction of a second into the future, allowing you to better land blows against your opponent. You gain a +1 insight bonus on your attack rolls.</text:span></text:p>
      <text:p text:style-name="P7"><text:soft-page-break/><text:span text:style-name="T2">Augment:</text:span><text:span text:style-name="T1"> You can augment this power in one or both of the following ways.</text:span></text:p>
      <text:p text:style-name="P7"><text:span text:style-name="T1">1. For every 3 additional power points you spend, the insight bonus gained on your attack rolls increases by 1.</text:span></text:p>
      <text:p text:style-name="P7"><text:span text:style-name="T1">2. If you spend 6 additional power points, you can manifest this power as a swift action.</text:span></text:p>
      <text:p text:style-name="P8"/>
      <text:h text:style-name="P6" text:outline-level="1"><text:span text:style-name="T1">Prescience, Offensive</text:span></text:h>
      <text:p text:style-name="P7"><text:span text:style-name="T1">Clairsentience</text:span></text:p>
      <text:p text:style-name="P7"><text:span text:style-name="T2">Level:</text:span><text:span text:style-name="T1"> Psion/wilder 1, psychic warrior 1</text:span></text:p>
      <text:p text:style-name="P7"><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min./level (D)</text:span></text:p>
      <text:p text:style-name="P7"><text:span text:style-name="T2">Power Points:</text:span><text:span text:style-name="T1"> 1</text:span></text:p>
      <text:p text:style-name="P7"><text:span text:style-name="T1">Your awareness extends a fraction of a second into the future, allowing you to better aim blows against your opponent. You gain a +2 insight bonus on your damage rolls.</text:span></text:p>
      <text:p text:style-name="P7"><text:span text:style-name="T2">Augment:</text:span><text:span text:style-name="T1"> You can augment this power in one or both of the following ways.</text:span></text:p>
      <text:p text:style-name="P7"><text:span text:style-name="T1">1. For every 3 additional power points you spend, the insight bonus gained on your attack rolls increases by 1. </text:span></text:p>
      <text:p text:style-name="P7"><text:span text:style-name="T1">2. If you spend 6 additional power points, you can manifest this power as a swift action.</text:span></text:p>
      <text:p text:style-name="P8"/>
      <text:h text:style-name="P6" text:outline-level="1"><text:span text:style-name="T1">Prevenom</text:span></text:h>
      <text:p text:style-name="P7"><text:span text:style-name="T1">Psychometabolism (Creation)</text:span></text:p>
      <text:p text:style-name="P7"><text:span text:style-name="T2">Level:</text:span><text:span text:style-name="T1"> Psychic warrior 1</text:span></text:p>
      <text:p text:style-name="P7"><text:span text:style-name="T2">Display:</text:span><text:span text:style-name="T1"> Material</text:span></text:p>
      <text:p text:style-name="P7"><text:span text:style-name="T2">Manifesting Time:</text:span><text:span text:style-name="T1"> 1 standard action</text:span></text:p>
      <text:p text:style-name="P7"><text:span text:style-name="T2">Range:</text:span><text:span text:style-name="T1"> Personal</text:span></text:p>
      <text:p text:style-name="P7"><text:soft-page-break/><text:span text:style-name="T2">Target:</text:span><text:span text:style-name="T1"> You</text:span></text:p>
      <text:p text:style-name="P7"><text:span text:style-name="T2">Duration:</text:span><text:span text:style-name="T1"> 1 min./level or until discharged</text:span></text:p>
      <text:p text:style-name="P7"><text:span text:style-name="T2">Power Points:</text:span><text:span text:style-name="T1"> 1</text:span></text:p>
      <text:p text:style-name="P7"><text:span text:style-name="T1">If you have a claw attack (either from an actual natural weapon or from an effect such as </text:span><text:span text:style-name="T3">claws of the beast</text:span><text:span text:style-name="T1">), you can use this power to produce a mild venom that coats one of your claws. On your next successful melee attack, the venom deals 2 points of Constitution damage. A target struck by the poison can make a Fortitude save (DC 10 + 1/2 your manifester level + your key ability modifier) to negate the damage.</text:span></text:p>
      <text:p text:style-name="P7"><text:span text:style-name="T2">Augment:</text:span><text:span text:style-name="T1"> For every 6 additional power points you spend, this power’s Constitution damage increases by 2 points.</text:span></text:p>
      <text:p text:style-name="P8"/>
      <text:h text:style-name="P6" text:outline-level="1"><text:span text:style-name="T1">Prevenom Weapon</text:span></text:h>
      <text:p text:style-name="P7"><text:span text:style-name="T1">Psychometabolism (Creation)</text:span></text:p>
      <text:p text:style-name="P7"><text:span text:style-name="T2">Level:</text:span><text:span text:style-name="T1"> Psychic warrior 1</text:span></text:p>
      <text:p text:style-name="P7"><text:span text:style-name="T2">Range:</text:span><text:span text:style-name="T1"> Touch</text:span></text:p>
      <text:p text:style-name="P7"><text:span text:style-name="T2">Target:</text:span><text:span text:style-name="T1"> Weapon touched</text:span></text:p>
      <text:p text:style-name="P7"><text:span text:style-name="T2">Power Points:</text:span><text:span text:style-name="T1"> 1</text:span></text:p>
      <text:p text:style-name="P7"><text:span text:style-name="T1">As </text:span><text:span text:style-name="T3">prevenom</text:span><text:span text:style-name="T1">, except your weapon gains the poison coating as long as it remains in your grip.</text:span></text:p>
      <text:p text:style-name="P9"/>
      <text:h text:style-name="P6" text:outline-level="1"><text:span text:style-name="T1">Prowess</text:span></text:h>
      <text:p text:style-name="P7"><text:span text:style-name="T1">Clairsentience</text:span></text:p>
      <text:p text:style-name="P7"><text:span text:style-name="T2">Level:</text:span><text:span text:style-name="T1"> Psychic warrior 2</text:span></text:p>
      <text:p text:style-name="P7"><text:span text:style-name="T2">Display:</text:span><text:span text:style-name="T1"> Mental</text:span></text:p>
      <text:p text:style-name="P7"><text:span text:style-name="T2">Manifesting Time:</text:span><text:span text:style-name="T1"> 1 immediate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Instantaneous</text:span></text:p>
      <text:p text:style-name="P7"><text:span text:style-name="T2">Power Points:</text:span><text:span text:style-name="T1"> 3</text:span></text:p>
      <text:p text:style-name="P7"><text:span text:style-name="T1">If an enemy provokes an attack of opportunity from you, you can make the attack even if you’ve already taken your allotted number of attacks of opportunity this round (usually one).</text:span></text:p>
      <text:p text:style-name="P7"><text:soft-page-break/><text:span text:style-name="T1">You can manifest this power instantly, quickly enough to gain an extra attack of opportunity in the same round. Manifesting this power is an immediate action, like manifesting a quickened power, and it counts toward the normal limit of one quickened power per round.</text:span></text:p>
      <text:p text:style-name="P8"/>
      <text:h text:style-name="P6" text:outline-level="1"><text:span text:style-name="T1">Psionic Blast</text:span></text:h>
      <text:p text:style-name="P7"><text:span text:style-name="T1">Telepathy [Mind-Affecting]</text:span></text:p>
      <text:p text:style-name="P7"><text:span text:style-name="T2">Level:</text:span><text:span text:style-name="T1"> Psion/wilder 3</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30 ft.</text:span></text:p>
      <text:p text:style-name="P7"><text:span text:style-name="T2">Area:</text:span><text:span text:style-name="T1"> 30-ft. cone-shaped burst</text:span></text:p>
      <text:p text:style-name="P7"><text:span text:style-name="T2">Duration:</text:span><text:span text:style-name="T1"> Instantaneous</text:span></text:p>
      <text:p text:style-name="P7"><text:span text:style-name="T2">Saving Throw:</text:span><text:span text:style-name="T1"> Will negates</text:span></text:p>
      <text:p text:style-name="P7"><text:span text:style-name="T2">Power Resistance:</text:span><text:span text:style-name="T1"> Yes</text:span></text:p>
      <text:p text:style-name="P7"><text:span text:style-name="T2">Power Points:</text:span><text:span text:style-name="T1"> 5</text:span></text:p>
      <text:p text:style-name="P7"><text:span text:style-name="T1">The air ripples with the force of your mental attack, which blasts the minds of all creatures in range. </text:span><text:span text:style-name="T3">Psionic blast </text:span><text:span text:style-name="T1">stuns all affected creatures for 1 round.</text:span></text:p>
      <text:p text:style-name="P7"><text:span text:style-name="T2">Augment:</text:span><text:span text:style-name="T1"> For every 2 additional power points you spend, the duration of the stun effect increases by 1 round.</text:span></text:p>
      <text:p text:style-name="P8"/>
      <text:h text:style-name="P6" text:outline-level="1"><text:span text:style-name="T1">Psionic Lion’s Charge</text:span></text:h>
      <text:p text:style-name="P7"><text:span text:style-name="T1">Psychometabolism</text:span></text:p>
      <text:p text:style-name="P7"><text:span text:style-name="T2">Level:</text:span><text:span text:style-name="T1"> Psychic warrior 2</text:span></text:p>
      <text:p text:style-name="P7"><text:span text:style-name="T2">Display:</text:span><text:span text:style-name="T1"> Mental</text:span></text:p>
      <text:p text:style-name="P7"><text:span text:style-name="T2">Manifesting Time:</text:span><text:span text:style-name="T1"> 1 swift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Instantaneous</text:span></text:p>
      <text:p text:style-name="P7"><text:soft-page-break/><text:span text:style-name="T2">Power Points:</text:span><text:span text:style-name="T1"> 3</text:span></text:p>
      <text:p text:style-name="P7"><text:span text:style-name="T1">You gain the powerful charging ability of a lion. When you charge, you can make a full attack in the same round.</text:span></text:p>
      <text:p text:style-name="P7"><text:span text:style-name="T1">You can manifest this power with an instant thought, quickly enough to gain the benefit of the power as you charge. Manifesting the power is a swift action, like manifesting a quickened power, and it counts toward the normal limit of one quickened power per round. You cannot manifest this power when it isn’t your turn.</text:span></text:p>
      <text:p text:style-name="P7"><text:span text:style-name="T2">Augment:</text:span><text:span text:style-name="T1"> For every additional power point you spend, each of your attacks after a charge in the current round gains a circumstance bonus on damage equal to the number of additional points spent.</text:span></text:p>
      <text:p text:style-name="P8"/>
      <text:h text:style-name="P6" text:outline-level="1"><text:span text:style-name="T1">Psionic Lock</text:span></text:h>
      <text:p text:style-name="P7"><text:span text:style-name="T1">Psychoportation</text:span></text:p>
      <text:p text:style-name="P7"><text:span text:style-name="T2">Level:</text:span><text:span text:style-name="T1"> Psion/wilder 2</text:span></text:p>
      <text:p text:style-name="P7"><text:span text:style-name="T2">Display:</text:span><text:span text:style-name="T1"> Material</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Door, chest, or portal touched, up to 30 sq. ft./level in size</text:span></text:p>
      <text:p text:style-name="P7"><text:span text:style-name="T2">Duration:</text:span><text:span text:style-name="T1"> Permanent</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3</text:span></text:p>
      <text:p text:style-name="P7"><text:span text:style-name="T1">A </text:span><text:span text:style-name="T3">psionic lock </text:span><text:span text:style-name="T1">manifested upon a door, chest, or portal psionically locks it. You can freely pass your own lock without affecting it; otherwise, a door or object secured with </text:span><text:span text:style-name="T3">psionic lock </text:span><text:span text:style-name="T1">can be opened only by breaking in or by a successful </text:span><text:span text:style-name="T3">dispel psionics </text:span><text:span text:style-name="T1">effect. Add +10 to the normal DC to break open a door or portal affected by this power.</text:span></text:p>
      <text:p text:style-name="P8"/>
      <text:h text:style-name="P6" text:outline-level="1"><text:span text:style-name="T1">Psionic Repair Damage</text:span></text:h>
      <text:p text:style-name="P7"><text:span text:style-name="T1">Metacreativity</text:span></text:p>
      <text:p text:style-name="P7"><text:span text:style-name="T2">Level:</text:span><text:span text:style-name="T1"> Shaper 2</text:span></text:p>
      <text:p text:style-name="P7"><text:span text:style-name="T2">Display:</text:span><text:span text:style-name="T1"> Material and visual</text:span></text:p>
      <text:p text:style-name="P7"><text:span text:style-name="T2">Manifesting Time:</text:span><text:span text:style-name="T1"> 1 standard action</text:span></text:p>
      <text:p text:style-name="P7"><text:span text:style-name="T2">Range:</text:span><text:span text:style-name="T1"> Touch</text:span></text:p>
      <text:p text:style-name="P7"><text:soft-page-break/><text:span text:style-name="T2">Target:</text:span><text:span text:style-name="T1"> Construct touched</text:span></text:p>
      <text:p text:style-name="P7"><text:span text:style-name="T2">Duration:</text:span><text:span text:style-name="T1"> Instantaneous</text:span></text:p>
      <text:p text:style-name="P7"><text:span text:style-name="T2">Saving Throw:</text:span><text:span text:style-name="T1"> Will negates (harmless)</text:span></text:p>
      <text:p text:style-name="P7"><text:span text:style-name="T2">Power Resistance:</text:span><text:span text:style-name="T1"> Yes (harmless)</text:span></text:p>
      <text:p text:style-name="P7"><text:span text:style-name="T2">Power Points:</text:span><text:span text:style-name="T1"> 3</text:span></text:p>
      <text:p text:style-name="P7"><text:span text:style-name="T1">When laying your hands upon a construct that has at least 1 hit point remaining, you reknit its structure to repair damage it has taken. The power repairs 3d8 points of damage +1 point per manifester level. Constructs that are immune to psionics or magic cannot be repaired in this fashion.</text:span></text:p>
      <text:p text:style-name="P7"><text:span text:style-name="T2">Augment:</text:span><text:span text:style-name="T1"> For every 2 additional power points you spend, this power repairs an additional 1d8 points of damage.</text:span></text:p>
      <text:p text:style-name="P8"/>
      <text:h text:style-name="P6" text:outline-level="1"><text:span text:style-name="T1">Psionic Revivify</text:span></text:h>
      <text:p text:style-name="P7"><text:span text:style-name="T1">Psychometabolism (Healing) [Good]</text:span></text:p>
      <text:p text:style-name="P7"><text:span text:style-name="T2">Level:</text:span><text:span text:style-name="T1"> Egoist 5</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Dead creature touched</text:span></text:p>
      <text:p text:style-name="P7"><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Yes (harmless)</text:span></text:p>
      <text:p text:style-name="P7"><text:span text:style-name="T2">Power Points:</text:span><text:span text:style-name="T1"> 9, XP</text:span></text:p>
      <text:p text:style-name="P7"><text:span text:style-name="T3">Psionic revivify </text:span><text:span text:style-name="T1">lets a manifester reconnect a corpse’s psyche with its body, restoring life to a recently deceased creature. The power must be manifested within 1 round of the victim’s death. Before the psyche of the deceased has completely left the body, this power halts its journey while repairing somewhat the damage to the body.</text:span></text:p>
      <text:p text:style-name="P7"><text:span text:style-name="T1">This power functions like the </text:span><text:span text:style-name="T3">raisedead </text:span><text:span text:style-name="T1">spell, except that the affected creature receives no level loss, no Constitution loss, and no loss of powers. </text:span></text:p>
      <text:p text:style-name="P7"><text:span text:style-name="T1">The creature has –1 hit points (but is stable) after being restored to life.</text:span></text:p>
      <text:p text:style-name="P7"><text:span text:style-name="T3">XP Cost: </text:span><text:span text:style-name="T1">200 XP.</text:span></text:p>
      <text:p text:style-name="P7"><text:span text:style-name="T2">Augment:</text:span><text:span text:style-name="T1"> For every 100 additional experience points that both you and the subject pay, the manifestation of this power can be delayed by 1 additional round.</text:span></text:p>
      <text:p text:style-name="P8"/>
      <text:h text:style-name="P6" text:outline-level="1"><text:soft-page-break/><text:span text:style-name="T1">Psionic Scent</text:span></text:h>
      <text:p text:style-name="P7"><text:span text:style-name="T1">Psychometabolism</text:span></text:p>
      <text:p text:style-name="P7"><text:span text:style-name="T2">Level:</text:span><text:span text:style-name="T1"> Psychic warrior 2</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level</text:span></text:p>
      <text:p text:style-name="P7"><text:span text:style-name="T2">Power Points:</text:span><text:span text:style-name="T1"> 3</text:span></text:p>
      <text:p text:style-name="P7"><text:span text:style-name="T1">You gain an enhanced sense of smell, equivalent to the scent ability of some monsters. This ability allows you to detect approaching enemies, sniff out hidden foes, and track by sense of smell. With the scent ability, you can identify familiar odors just as humanoids do familiar sights</text:span><text:span text:style-name="T3">.</text:span></text:p>
      <text:p text:style-name="P7"><text:span text:style-name="T1">You can detect opponents within 30 feet by sense of smell.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text:span></text:p>
      <text:p text:style-name="P7"><text:span text:style-name="T1">When you detect a scent, the exact location of the source is not revealed—only its presence somewhere within range. You can take a move action to note the direction of the scent. Whenever you come within 5 feet of the source, you pinpoint the source’s location.</text:span></text:p>
      <text:p text:style-name="P7"><text:span text:style-name="T1">If you have the Track feat, you can follow tracks by smell, making a Wisdom (or Survival) check to find or follow a track. The typical DC for a fresh trail is 10 (no matter what kind of surface holds the scent). This DC increases or decreases depending on how strong the quarry’s odor is, the number of creatures, and the age of the trail. For each hour that the trail is cold, the DC increases by 2. The ability otherwise follows the rules for the Track feat. If you are tracking with </text:span><text:span text:style-name="T3">psionic scent, </text:span><text:span text:style-name="T1">you ignore the effects of surface conditions and poor visibility.</text:span></text:p>
      <text:p text:style-name="P8"/>
      <text:h text:style-name="P6" text:outline-level="1"><text:span text:style-name="T1">Psychic Chirurgery</text:span></text:h>
      <text:p text:style-name="P7"><text:span text:style-name="T1">Telepathy [Mind-Affecting]</text:span></text:p>
      <text:p text:style-name="P7"><text:span text:style-name="T2">Level:</text:span><text:span text:style-name="T1"> Telepath 9</text:span></text:p>
      <text:p text:style-name="P7"><text:span text:style-name="T2">Display:</text:span><text:span text:style-name="T1"> Auditory, mental, and visual</text:span></text:p>
      <text:p text:style-name="P7"><text:span text:style-name="T2">Manifesting Time:</text:span><text:span text:style-name="T1"> 10 minutes</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Instantaneous</text:span></text:p>
      <text:p text:style-name="P7"><text:span text:style-name="T2">Saving Throw:</text:span><text:span text:style-name="T1"> Will negates</text:span></text:p>
      <text:p text:style-name="P7"><text:span text:style-name="T2">Power Resistance:</text:span><text:span text:style-name="T1"> Yes</text:span></text:p>
      <text:p text:style-name="P7"><text:soft-page-break/><text:span text:style-name="T2">Power Points:</text:span><text:span text:style-name="T1"> 17, XP; see text</text:span></text:p>
      <text:p text:style-name="P7"><text:span text:style-name="T1">You can repair psychic damage or grant another creature knowledge of powers you know, depending on the version of this power you manifest.</text:span></text:p>
      <text:p text:style-name="P7"><text:span text:style-name="T3">Repair Psychic Damage: </text:span><text:span text:style-name="T1">You can remove any compulsions and charms affecting the subject. In fact, you can remove any instantaneous or permanent effect caused by a psychic power with </text:span><text:span text:style-name="T3">psychic chirurgery</text:span><text:span text:style-name="T1">. Unlike with </text:span><text:span text:style-name="T3">aura alteration</text:span><text:span text:style-name="T1">, these effects end or are negated as soon as this power is manifested, with no need for another saving throw.</text:span></text:p>
      <text:p text:style-name="P7"><text:span text:style-name="T1">You can remove all negative levels affecting the subject, regardless of how it lost those levels, restoring it to the highest level it had previously attained. Also, you can restore levels lost to energy drain or a similar effect if the level drain occurred within a number of hours equal to your manifester level.</text:span></text:p>
      <text:p text:style-name="P7"><text:span text:style-name="T1">You can also remove all psionic effects penalizing the subject’s ability scores, heal all ability damage, and remove any ability drain affecting the subject. </text:span><text:span text:style-name="T3">Psychic chirurger</text:span><text:span text:style-name="T1">y negates all forms of insanity, confusion, the effect of such powers as </text:span><text:span text:style-name="T3">microcosm, </text:span><text:span text:style-name="T1">and so on, but it does not restore levels or Constitution points lost due to death.</text:span></text:p>
      <text:p text:style-name="P7"><text:span text:style-name="T3">Transfer Knowledge: </text:span><text:span text:style-name="T1">If desired, you can use this power to directly transfer knowledge of a power you know to another psionic character. You can give a character knowledge of a power of any level that she can manifest, even if the power is not normally on the character’s power list. Knowledge of powers gained through </text:span><text:span text:style-name="T3">psychic chirurgery </text:span><text:span text:style-name="T1">does not count toward the maximum number of powers a character can know per level.</text:span></text:p>
      <text:p text:style-name="P7"><text:span text:style-name="T3">XP Cost: </text:span><text:span text:style-name="T1">Each time you use psychic chirurgery to implant knowledge of a power in another creature, you pay an XP cost equal to 1,000 x the level of the power implanted. If you and the subject are both willing to do so, you can split this cost evenly.</text:span></text:p>
      <text:p text:style-name="P8"/>
      <text:h text:style-name="P6" text:outline-level="1"><text:span text:style-name="T1">Psychic Crush</text:span></text:h>
      <text:p text:style-name="P7"><text:span text:style-name="T1">Telepathy [Mind-Affecting]</text:span></text:p>
      <text:p text:style-name="P7"><text:span text:style-name="T2">Level:</text:span><text:span text:style-name="T1"> Psion/wilder 5</text:span></text:p>
      <text:p text:style-name="P7"><text:span text:style-name="T2">Display:</text:span><text:span text:style-name="T1"> Auditory</text:span></text:p>
      <text:p text:style-name="P7"><text:span text:style-name="T2">Manifesting Time:</text:span><text:span text:style-name="T1"> 1 standard action</text:span></text:p>
      <text:p text:style-name="P7"><text:span text:style-name="T2">Range:</text:span><text:span text:style-name="T1"> Close (25 ft. +5 ft./2 levels)</text:span></text:p>
      <text:p text:style-name="P7"><text:span text:style-name="T2">Target:</text:span><text:span text:style-name="T1"> One creature</text:span></text:p>
      <text:p text:style-name="P7"><text:span text:style-name="T2">Duration:</text:span><text:span text:style-name="T1"> Instantaneous</text:span></text:p>
      <text:p text:style-name="P7"><text:span text:style-name="T2">Saving Throw:</text:span><text:span text:style-name="T1"> Will partial; see text</text:span></text:p>
      <text:p text:style-name="P7"><text:span text:style-name="T2">Power Resistance:</text:span><text:span text:style-name="T1"> Yes</text:span></text:p>
      <text:p text:style-name="P7"><text:span text:style-name="T2">Power Points:</text:span><text:span text:style-name="T1"> 9</text:span></text:p>
      <text:p text:style-name="P7"><text:span text:style-name="T1">Your will abruptly and brutally crushes the mental essence of any one creature, debilitating its acumen. The target must make a Will save with a +4 bonus or collapse unconscious and dying at –1 hit points. If the target succeeds on the save, it takes 3d6 points of damage.</text:span></text:p>
      <text:p text:style-name="P7"><text:span text:style-name="T2">Augment:</text:span><text:span text:style-name="T1"> For every 2 additional power points you spend, this power’s damage increases by 1d6 points. </text:span></text:p>
      <text:p text:style-name="P8"/>
      <text:h text:style-name="P6" text:outline-level="1"><text:span text:style-name="T1">Psychic Reformation</text:span></text:h>
      <text:p text:style-name="P7"><text:span text:style-name="T1">Telepathy [Mind-Affecting]</text:span></text:p>
      <text:p text:style-name="P7"><text:soft-page-break/><text:span text:style-name="T2">Level:</text:span><text:span text:style-name="T1"> Psion/wilder 4</text:span></text:p>
      <text:p text:style-name="P7"><text:span text:style-name="T2">Display:</text:span><text:span text:style-name="T1"> Auditory, mental, and visual</text:span></text:p>
      <text:p text:style-name="P7"><text:span text:style-name="T2">Manifesting Time:</text:span><text:span text:style-name="T1"> 10 minutes</text:span></text:p>
      <text:p text:style-name="P7"><text:span text:style-name="T2">Range:</text:span><text:span text:style-name="T1"> Close (25 ft. + 5 ft./2 levels)</text:span></text:p>
      <text:p text:style-name="P7"><text:span text:style-name="T2">Target:</text:span><text:span text:style-name="T1"> One creature</text:span></text:p>
      <text:p text:style-name="P7"><text:span text:style-name="T2">Duration:</text:span><text:span text:style-name="T1"> Instantaneous</text:span></text:p>
      <text:p text:style-name="P7"><text:span text:style-name="T2">Saving Throw:</text:span><text:span text:style-name="T1"> None</text:span></text:p>
      <text:p text:style-name="P7"><text:span text:style-name="T2">Power Resistance:</text:span><text:span text:style-name="T1"> No</text:span></text:p>
      <text:p text:style-name="P7"><text:span text:style-name="T2">Power Points:</text:span><text:span text:style-name="T1"> 7, XP; see text</text:span></text:p>
      <text:p text:style-name="P7"><text:span text:style-name="T1">When this power is manifested, the subject can choose to spend its most recently gained skill points differently (picking new skills and abandoning old ones if it chooses) and to choose a different feat from the one it selected when advancing from its previous level to its current level.</text:span></text:p>
      <text:p text:style-name="P7"><text:span text:style-name="T1">The subject can also choose to forget powers it acquired when advancing to its current level, replacing them with new ones.</text:span></text:p>
      <text:p text:style-name="P7"><text:span text:style-name="T1">The subject can undo decisions of these sorts that were made at lower levels, if both the subject and the manifester agree to pay the necessary XP before this power is manifested (see below). The subject must abide by the standard rules for selecting skills and feats, and so it cannot take feats for which it doesn’t qualify or take crossclass skills as class skills.</text:span></text:p>
      <text:p text:style-name="P7"><text:span text:style-name="T3">XP Cost: </text:span><text:span text:style-name="T1">This power costs 50 XP to manifest to reformat choices made when the character reached her current level. For each additional previous level into which the revision reaches, the power costs an additional 50 XP. The manifester and subject split all XP costs evenly.</text:span></text:p>
      <text:p text:style-name="P8"/>
      <text:h text:style-name="P6" text:outline-level="1"><text:span text:style-name="T1">Psychic Vampire</text:span></text:h>
      <text:p text:style-name="P7"><text:span text:style-name="T1">Psychometabolism</text:span></text:p>
      <text:p text:style-name="P7"><text:span text:style-name="T2">Level:</text:span><text:span text:style-name="T1"> Egoist 4, psychic warrior 4</text:span></text:p>
      <text:p text:style-name="P7"><text:span text:style-name="T2">Display:</text:span><text:span text:style-name="T1"> Mental</text:span></text:p>
      <text:p text:style-name="P7"><text:span text:style-name="T2">Manifesting Time:</text:span><text:span text:style-name="T1"> 1 standard action</text:span></text:p>
      <text:p text:style-name="P7"><text:span text:style-name="T2">Range:</text:span><text:span text:style-name="T1"> Touch</text:span></text:p>
      <text:p text:style-name="P7"><text:span text:style-name="T2">Target:</text:span><text:span text:style-name="T1"> Creature touched</text:span></text:p>
      <text:p text:style-name="P7"><text:span text:style-name="T2">Duration:</text:span><text:span text:style-name="T1"> Instantaneous</text:span></text:p>
      <text:p text:style-name="P7"><text:span text:style-name="T2">Saving Throw:</text:span><text:span text:style-name="T1"> Fortitude negates</text:span></text:p>
      <text:p text:style-name="P7"><text:span text:style-name="T2">Power Resistance:</text:span><text:span text:style-name="T1"> Yes</text:span></text:p>
      <text:p text:style-name="P7"><text:soft-page-break/><text:span text:style-name="T2">Power Points:</text:span><text:span text:style-name="T1"> 7</text:span></text:p>
      <text:p text:style-name="P7"><text:span text:style-name="T1">This power shrouds your hand or a natural weapon you possess with darkness that you can use to drain an opponent’s power.</text:span></text:p>
      <text:p text:style-name="P7"><text:span text:style-name="T1">If you manifest this power to affect your hand, the next successful melee touch attack you make (if the victim fails its Fortitude save) drains 2 power points from your foe for every manifester level you have. The drained points simply dissipate. Your touch attack, charged with psionic power, is treated as an armed attack.</text:span></text:p>
      <text:p text:style-name="P7"><text:span text:style-name="T1">If you manifest this power to affect a natural weapon you possess, you must make a successful melee attack with the weapon to gain the power’s benefit.</text:span></text:p>
      <text:p text:style-name="P7"><text:span text:style-name="T1">Against a psionic being that has no power points or a nonpsionic foe, your attack instead deals 2 points of Intelligence, Wisdom, or Charisma damage (your choice).</text:span></text:p>
      <text:p text:style-name="P8"/>
      <text:h text:style-name="P6" text:outline-level="1"><text:span text:style-name="T1">Psychofeedback</text:span></text:h>
      <text:p text:style-name="P7"><text:span text:style-name="T1">Psychometabolism</text:span></text:p>
      <text:p text:style-name="P7"><text:span text:style-name="T2">Level:</text:span><text:span text:style-name="T1"> Egoist 5, psychic warrior 5</text:span></text:p>
      <text:p text:style-name="P7"><text:span text:style-name="T2">Display:</text:span><text:span text:style-name="T1"> Visual</text:span></text:p>
      <text:p text:style-name="P7"><text:span text:style-name="T2">Manifesting Time:</text:span><text:span text:style-name="T1"> 1 standard action</text:span></text:p>
      <text:p text:style-name="P7"><text:span text:style-name="T2">Range:</text:span><text:span text:style-name="T1"> Personal</text:span></text:p>
      <text:p text:style-name="P7"><text:span text:style-name="T2">Target:</text:span><text:span text:style-name="T1"> You</text:span></text:p>
      <text:p text:style-name="P7"><text:span text:style-name="T2">Duration:</text:span><text:span text:style-name="T1"> 1 round/level (D)</text:span></text:p>
      <text:p text:style-name="P7"><text:span text:style-name="T2">Power Points:</text:span><text:span text:style-name="T1"> 9</text:span></text:p>
      <text:p text:style-name="P7"><text:span text:style-name="T1">You can readjust your body to boost one physical ability score at the expense of one or more other scores. Select one ability score you would like to boost, and increase it by the same amount that you decrease one or more other scores. All score decreases are treated as a special form of ability damage, called ability burn, which cannot be magically or psionically healed—it goes away only through natural healing.</text:span></text:p>
      <text:p text:style-name="P7"><text:span text:style-name="T1">You can boost your Strength, Dexterity or Constitution score by an amount equal to your manifester level (or any lesser amount), assuming you can afford to burn your other ability scores to such an extent.</text:span></text:p>
      <text:p text:style-name="P7"><text:span text:style-name="T1">When the duration of this power expires, your ability boost also ends, but your ability burn remains until it is healed natur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text-align="end"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07T11:07:00</dc:date>
    <meta:editing-cycles>2</meta:editing-cycles>
    <meta:editing-duration>P0D</meta:editing-duration>
    <meta:document-statistic meta:table-count="3" meta:image-count="0" meta:object-count="0" meta:page-count="50" meta:paragraph-count="1150" meta:word-count="13702" meta:character-count="82582" meta:non-whitespace-character-count="70035"/>
    <meta:generator>LibreOffice/6.1.5.2$Linux_X86_64 LibreOffice_project/10$Build-2</meta:generator>
    <meta:user-defined meta:name="Company">Wizards of the Coast</meta:user-defined>
    <meta:user-defined meta:name="Operator">asmith</meta:user-defined>
  </office:meta>
</office:document-meta>
</file>